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&lt;?xml version="1.0"?&gt;</text:p>
      <text:p text:style-name="Preformatted_20_Text">&lt;PC-Compounds</text:p>
      <text:p text:style-name="Preformatted_20_Text"><text:s text:c="4"/>xmlns="http://www.ncbi.nlm.nih.gov"</text:p>
      <text:p text:style-name="Preformatted_20_Text"><text:s text:c="4"/>xmlns:xs="http://www.w3.org/2001/XMLSchema-instance"</text:p>
      <text:p text:style-name="Preformatted_20_Text"><text:s text:c="4"/>xs:schemaLocation="http://www.ncbi.nlm.nih.gov ftp://ftp.ncbi.nlm.nih.gov/pubchem/specifications/pubchem.xsd"</text:p>
      <text:p text:style-name="Preformatted_20_Text">&gt;</text:p>
      <text:p text:style-name="Preformatted_20_Text"><text:s text:c="2"/>&lt;PC-Compound&gt;</text:p>
      <text:p text:style-name="Preformatted_20_Text"><text:s text:c="4"/>&lt;PC-Compound_id&gt;</text:p>
      <text:p text:style-name="Preformatted_20_Text"><text:s text:c="6"/>&lt;PC-CompoundType&gt;</text:p>
      <text:p text:style-name="Preformatted_20_Text"><text:s text:c="8"/>&lt;PC-CompoundType_id&gt;</text:p>
      <text:p text:style-name="Preformatted_20_Text"><text:s text:c="10"/>&lt;PC-CompoundType_id_cid&gt;135398634&lt;/PC-CompoundType_id_cid&gt;</text:p>
      <text:p text:style-name="Preformatted_20_Text"><text:s text:c="8"/>&lt;/PC-CompoundType_id&gt;</text:p>
      <text:p text:style-name="Preformatted_20_Text"><text:s text:c="6"/>&lt;/PC-CompoundType&gt;</text:p>
      <text:p text:style-name="Preformatted_20_Text"><text:s text:c="4"/>&lt;/PC-Compound_id&gt;</text:p>
      <text:p text:style-name="Preformatted_20_Text"><text:s text:c="4"/>&lt;PC-Compound_atoms&gt;</text:p>
      <text:p text:style-name="Preformatted_20_Text"><text:s text:c="6"/>&lt;PC-Atoms&gt;</text:p>
      <text:p text:style-name="Preformatted_20_Text"><text:s text:c="8"/>&lt;PC-Atoms_aid&gt;</text:p>
      <text:p text:style-name="Preformatted_20_Text"><text:s text:c="10"/>&lt;PC-Atoms_aid_E&gt;1&lt;/PC-Atoms_aid_E&gt;</text:p>
      <text:p text:style-name="Preformatted_20_Text"><text:s text:c="10"/>&lt;PC-Atoms_aid_E&gt;2&lt;/PC-Atoms_aid_E&gt;</text:p>
      <text:p text:style-name="Preformatted_20_Text"><text:s text:c="10"/>&lt;PC-Atoms_aid_E&gt;3&lt;/PC-Atoms_aid_E&gt;</text:p>
      <text:p text:style-name="Preformatted_20_Text"><text:soft-page-break/><text:s text:c="10"/>&lt;PC-Atoms_aid_E&gt;4&lt;/PC-Atoms_aid_E&gt;</text:p>
      <text:p text:style-name="Preformatted_20_Text"><text:s text:c="10"/>&lt;PC-Atoms_aid_E&gt;5&lt;/PC-Atoms_aid_E&gt;</text:p>
      <text:p text:style-name="Preformatted_20_Text"><text:s text:c="10"/>&lt;PC-Atoms_aid_E&gt;6&lt;/PC-Atoms_aid_E&gt;</text:p>
      <text:p text:style-name="Preformatted_20_Text"><text:s text:c="10"/>&lt;PC-Atoms_aid_E&gt;7&lt;/PC-Atoms_aid_E&gt;</text:p>
      <text:p text:style-name="Preformatted_20_Text"><text:s text:c="10"/>&lt;PC-Atoms_aid_E&gt;8&lt;/PC-Atoms_aid_E&gt;</text:p>
      <text:p text:style-name="Preformatted_20_Text"><text:s text:c="10"/>&lt;PC-Atoms_aid_E&gt;9&lt;/PC-Atoms_aid_E&gt;</text:p>
      <text:p text:style-name="Preformatted_20_Text"><text:s text:c="10"/>&lt;PC-Atoms_aid_E&gt;10&lt;/PC-Atoms_aid_E&gt;</text:p>
      <text:p text:style-name="Preformatted_20_Text"><text:s text:c="10"/>&lt;PC-Atoms_aid_E&gt;11&lt;/PC-Atoms_aid_E&gt;</text:p>
      <text:p text:style-name="Preformatted_20_Text"><text:s text:c="10"/>&lt;PC-Atoms_aid_E&gt;12&lt;/PC-Atoms_aid_E&gt;</text:p>
      <text:p text:style-name="Preformatted_20_Text"><text:s text:c="10"/>&lt;PC-Atoms_aid_E&gt;13&lt;/PC-Atoms_aid_E&gt;</text:p>
      <text:p text:style-name="Preformatted_20_Text"><text:s text:c="10"/>&lt;PC-Atoms_aid_E&gt;14&lt;/PC-Atoms_aid_E&gt;</text:p>
      <text:p text:style-name="Preformatted_20_Text"><text:s text:c="10"/>&lt;PC-Atoms_aid_E&gt;15&lt;/PC-Atoms_aid_E&gt;</text:p>
      <text:p text:style-name="Preformatted_20_Text"><text:s text:c="10"/>&lt;PC-Atoms_aid_E&gt;16&lt;/PC-Atoms_aid_E&gt;</text:p>
      <text:p text:style-name="Preformatted_20_Text"><text:s text:c="8"/>&lt;/PC-Atoms_aid&gt;</text:p>
      <text:p text:style-name="Preformatted_20_Text"><text:s text:c="8"/>&lt;PC-Atoms_element&gt;</text:p>
      <text:p text:style-name="Preformatted_20_Text"><text:s text:c="10"/>&lt;PC-Element value="o"&gt;8&lt;/PC-Element&gt;</text:p>
      <text:p text:style-name="Preformatted_20_Text"><text:s text:c="10"/>&lt;PC-Element value="n"&gt;7&lt;/PC-Element&gt;</text:p>
      <text:p text:style-name="Preformatted_20_Text"><text:s text:c="10"/>&lt;PC-Element value="n"&gt;7&lt;/PC-Element&gt;</text:p>
      <text:p text:style-name="Preformatted_20_Text"><text:s text:c="10"/>&lt;PC-Element value="n"&gt;7&lt;/PC-Element&gt;</text:p>
      <text:p text:style-name="Preformatted_20_Text"><text:s text:c="10"/>&lt;PC-Element value="n"&gt;7&lt;/PC-Element&gt;</text:p>
      <text:p text:style-name="Preformatted_20_Text"><text:s text:c="10"/>&lt;PC-Element value="n"&gt;7&lt;/PC-Element&gt;</text:p>
      <text:p text:style-name="Preformatted_20_Text"><text:soft-page-break/><text:s text:c="10"/>&lt;PC-Element value="c"&gt;6&lt;/PC-Element&gt;</text:p>
      <text:p text:style-name="Preformatted_20_Text"><text:s text:c="10"/>&lt;PC-Element value="c"&gt;6&lt;/PC-Element&gt;</text:p>
      <text:p text:style-name="Preformatted_20_Text"><text:s text:c="10"/>&lt;PC-Element value="c"&gt;6&lt;/PC-Element&gt;</text:p>
      <text:p text:style-name="Preformatted_20_Text"><text:s text:c="10"/>&lt;PC-Element value="c"&gt;6&lt;/PC-Element&gt;</text:p>
      <text:p text:style-name="Preformatted_20_Text"><text:s text:c="10"/>&lt;PC-Element value="c"&gt;6&lt;/PC-Element&gt;</text:p>
      <text:p text:style-name="Preformatted_20_Text"><text:s text:c="10"/>&lt;PC-Element value="h"&gt;1&lt;/PC-Element&gt;</text:p>
      <text:p text:style-name="Preformatted_20_Text"><text:s text:c="10"/>&lt;PC-Element value="h"&gt;1&lt;/PC-Element&gt;</text:p>
      <text:p text:style-name="Preformatted_20_Text"><text:s text:c="10"/>&lt;PC-Element value="h"&gt;1&lt;/PC-Element&gt;</text:p>
      <text:p text:style-name="Preformatted_20_Text"><text:s text:c="10"/>&lt;PC-Element value="h"&gt;1&lt;/PC-Element&gt;</text:p>
      <text:p text:style-name="Preformatted_20_Text"><text:s text:c="10"/>&lt;PC-Element value="h"&gt;1&lt;/PC-Element&gt;</text:p>
      <text:p text:style-name="Preformatted_20_Text"><text:s text:c="8"/>&lt;/PC-Atoms_element&gt;</text:p>
      <text:p text:style-name="Preformatted_20_Text"><text:s text:c="6"/>&lt;/PC-Atoms&gt;</text:p>
      <text:p text:style-name="Preformatted_20_Text"><text:s text:c="4"/>&lt;/PC-Compound_atoms&gt;</text:p>
      <text:p text:style-name="Preformatted_20_Text"><text:s text:c="4"/>&lt;PC-Compound_bonds&gt;</text:p>
      <text:p text:style-name="Preformatted_20_Text"><text:s text:c="6"/>&lt;PC-Bonds&gt;</text:p>
      <text:p text:style-name="Preformatted_20_Text"><text:s text:c="8"/>&lt;PC-Bonds_aid1&gt;</text:p>
      <text:p text:style-name="Preformatted_20_Text"><text:s text:c="10"/>&lt;PC-Bonds_aid1_E&gt;1&lt;/PC-Bonds_aid1_E&gt;</text:p>
      <text:p text:style-name="Preformatted_20_Text"><text:s text:c="10"/>&lt;PC-Bonds_aid1_E&gt;2&lt;/PC-Bonds_aid1_E&gt;</text:p>
      <text:p text:style-name="Preformatted_20_Text"><text:s text:c="10"/>&lt;PC-Bonds_aid1_E&gt;2&lt;/PC-Bonds_aid1_E&gt;</text:p>
      <text:p text:style-name="Preformatted_20_Text"><text:s text:c="10"/>&lt;PC-Bonds_aid1_E&gt;2&lt;/PC-Bonds_aid1_E&gt;</text:p>
      <text:p text:style-name="Preformatted_20_Text"><text:s text:c="10"/>&lt;PC-Bonds_aid1_E&gt;3&lt;/PC-Bonds_aid1_E&gt;</text:p>
      <text:p text:style-name="Preformatted_20_Text"><text:soft-page-break/><text:s text:c="10"/>&lt;PC-Bonds_aid1_E&gt;3&lt;/PC-Bonds_aid1_E&gt;</text:p>
      <text:p text:style-name="Preformatted_20_Text"><text:s text:c="10"/>&lt;PC-Bonds_aid1_E&gt;3&lt;/PC-Bonds_aid1_E&gt;</text:p>
      <text:p text:style-name="Preformatted_20_Text"><text:s text:c="10"/>&lt;PC-Bonds_aid1_E&gt;4&lt;/PC-Bonds_aid1_E&gt;</text:p>
      <text:p text:style-name="Preformatted_20_Text"><text:s text:c="10"/>&lt;PC-Bonds_aid1_E&gt;4&lt;/PC-Bonds_aid1_E&gt;</text:p>
      <text:p text:style-name="Preformatted_20_Text"><text:s text:c="10"/>&lt;PC-Bonds_aid1_E&gt;5&lt;/PC-Bonds_aid1_E&gt;</text:p>
      <text:p text:style-name="Preformatted_20_Text"><text:s text:c="10"/>&lt;PC-Bonds_aid1_E&gt;5&lt;/PC-Bonds_aid1_E&gt;</text:p>
      <text:p text:style-name="Preformatted_20_Text"><text:s text:c="10"/>&lt;PC-Bonds_aid1_E&gt;6&lt;/PC-Bonds_aid1_E&gt;</text:p>
      <text:p text:style-name="Preformatted_20_Text"><text:s text:c="10"/>&lt;PC-Bonds_aid1_E&gt;6&lt;/PC-Bonds_aid1_E&gt;</text:p>
      <text:p text:style-name="Preformatted_20_Text"><text:s text:c="10"/>&lt;PC-Bonds_aid1_E&gt;6&lt;/PC-Bonds_aid1_E&gt;</text:p>
      <text:p text:style-name="Preformatted_20_Text"><text:s text:c="10"/>&lt;PC-Bonds_aid1_E&gt;7&lt;/PC-Bonds_aid1_E&gt;</text:p>
      <text:p text:style-name="Preformatted_20_Text"><text:s text:c="10"/>&lt;PC-Bonds_aid1_E&gt;7&lt;/PC-Bonds_aid1_E&gt;</text:p>
      <text:p text:style-name="Preformatted_20_Text"><text:s text:c="10"/>&lt;PC-Bonds_aid1_E&gt;11&lt;/PC-Bonds_aid1_E&gt;</text:p>
      <text:p text:style-name="Preformatted_20_Text"><text:s text:c="8"/>&lt;/PC-Bonds_aid1&gt;</text:p>
      <text:p text:style-name="Preformatted_20_Text"><text:s text:c="8"/>&lt;PC-Bonds_aid2&gt;</text:p>
      <text:p text:style-name="Preformatted_20_Text"><text:s text:c="10"/>&lt;PC-Bonds_aid2_E&gt;9&lt;/PC-Bonds_aid2_E&gt;</text:p>
      <text:p text:style-name="Preformatted_20_Text"><text:s text:c="10"/>&lt;PC-Bonds_aid2_E&gt;7&lt;/PC-Bonds_aid2_E&gt;</text:p>
      <text:p text:style-name="Preformatted_20_Text"><text:s text:c="10"/>&lt;PC-Bonds_aid2_E&gt;11&lt;/PC-Bonds_aid2_E&gt;</text:p>
      <text:p text:style-name="Preformatted_20_Text"><text:s text:c="10"/>&lt;PC-Bonds_aid2_E&gt;12&lt;/PC-Bonds_aid2_E&gt;</text:p>
      <text:p text:style-name="Preformatted_20_Text"><text:s text:c="10"/>&lt;PC-Bonds_aid2_E&gt;9&lt;/PC-Bonds_aid2_E&gt;</text:p>
      <text:p text:style-name="Preformatted_20_Text"><text:s text:c="10"/>&lt;PC-Bonds_aid2_E&gt;10&lt;/PC-Bonds_aid2_E&gt;</text:p>
      <text:p text:style-name="Preformatted_20_Text"><text:s text:c="10"/>&lt;PC-Bonds_aid2_E&gt;13&lt;/PC-Bonds_aid2_E&gt;</text:p>
      <text:p text:style-name="Preformatted_20_Text"><text:soft-page-break/><text:s text:c="10"/>&lt;PC-Bonds_aid2_E&gt;8&lt;/PC-Bonds_aid2_E&gt;</text:p>
      <text:p text:style-name="Preformatted_20_Text"><text:s text:c="10"/>&lt;PC-Bonds_aid2_E&gt;10&lt;/PC-Bonds_aid2_E&gt;</text:p>
      <text:p text:style-name="Preformatted_20_Text"><text:s text:c="10"/>&lt;PC-Bonds_aid2_E&gt;8&lt;/PC-Bonds_aid2_E&gt;</text:p>
      <text:p text:style-name="Preformatted_20_Text"><text:s text:c="10"/>&lt;PC-Bonds_aid2_E&gt;11&lt;/PC-Bonds_aid2_E&gt;</text:p>
      <text:p text:style-name="Preformatted_20_Text"><text:s text:c="10"/>&lt;PC-Bonds_aid2_E&gt;10&lt;/PC-Bonds_aid2_E&gt;</text:p>
      <text:p text:style-name="Preformatted_20_Text"><text:s text:c="10"/>&lt;PC-Bonds_aid2_E&gt;15&lt;/PC-Bonds_aid2_E&gt;</text:p>
      <text:p text:style-name="Preformatted_20_Text"><text:s text:c="10"/>&lt;PC-Bonds_aid2_E&gt;16&lt;/PC-Bonds_aid2_E&gt;</text:p>
      <text:p text:style-name="Preformatted_20_Text"><text:s text:c="10"/>&lt;PC-Bonds_aid2_E&gt;8&lt;/PC-Bonds_aid2_E&gt;</text:p>
      <text:p text:style-name="Preformatted_20_Text"><text:s text:c="10"/>&lt;PC-Bonds_aid2_E&gt;9&lt;/PC-Bonds_aid2_E&gt;</text:p>
      <text:p text:style-name="Preformatted_20_Text"><text:s text:c="10"/>&lt;PC-Bonds_aid2_E&gt;14&lt;/PC-Bonds_aid2_E&gt;</text:p>
      <text:p text:style-name="Preformatted_20_Text"><text:s text:c="8"/>&lt;/PC-Bonds_aid2&gt;</text:p>
      <text:p text:style-name="Preformatted_20_Text"><text:s text:c="8"/>&lt;PC-Bonds_order&gt;</text:p>
      <text:p text:style-name="Preformatted_20_Text"><text:s text:c="10"/>&lt;PC-BondType value="double"&gt;2&lt;/PC-BondType&gt;</text:p>
      <text:p text:style-name="Preformatted_20_Text"><text:s text:c="10"/>&lt;PC-BondType value="single"&gt;1&lt;/PC-BondType&gt;</text:p>
      <text:p text:style-name="Preformatted_20_Text"><text:s text:c="10"/>&lt;PC-BondType value="single"&gt;1&lt;/PC-BondType&gt;</text:p>
      <text:p text:style-name="Preformatted_20_Text"><text:s text:c="10"/>&lt;PC-BondType value="single"&gt;1&lt;/PC-BondType&gt;</text:p>
      <text:p text:style-name="Preformatted_20_Text"><text:s text:c="10"/>&lt;PC-BondType value="single"&gt;1&lt;/PC-BondType&gt;</text:p>
      <text:p text:style-name="Preformatted_20_Text"><text:s text:c="10"/>&lt;PC-BondType value="single"&gt;1&lt;/PC-BondType&gt;</text:p>
      <text:p text:style-name="Preformatted_20_Text"><text:s text:c="10"/>&lt;PC-BondType value="single"&gt;1&lt;/PC-BondType&gt;</text:p>
      <text:p text:style-name="Preformatted_20_Text"><text:s text:c="10"/>&lt;PC-BondType value="single"&gt;1&lt;/PC-BondType&gt;</text:p>
      <text:p text:style-name="Preformatted_20_Text"><text:s text:c="10"/>&lt;PC-BondType value="double"&gt;2&lt;/PC-BondType&gt;</text:p>
      <text:p text:style-name="Preformatted_20_Text"><text:soft-page-break/><text:s text:c="10"/>&lt;PC-BondType value="single"&gt;1&lt;/PC-BondType&gt;</text:p>
      <text:p text:style-name="Preformatted_20_Text"><text:s text:c="10"/>&lt;PC-BondType value="double"&gt;2&lt;/PC-BondType&gt;</text:p>
      <text:p text:style-name="Preformatted_20_Text"><text:s text:c="10"/>&lt;PC-BondType value="single"&gt;1&lt;/PC-BondType&gt;</text:p>
      <text:p text:style-name="Preformatted_20_Text"><text:s text:c="10"/>&lt;PC-BondType value="single"&gt;1&lt;/PC-BondType&gt;</text:p>
      <text:p text:style-name="Preformatted_20_Text"><text:s text:c="10"/>&lt;PC-BondType value="single"&gt;1&lt;/PC-BondType&gt;</text:p>
      <text:p text:style-name="Preformatted_20_Text"><text:s text:c="10"/>&lt;PC-BondType value="double"&gt;2&lt;/PC-BondType&gt;</text:p>
      <text:p text:style-name="Preformatted_20_Text"><text:s text:c="10"/>&lt;PC-BondType value="single"&gt;1&lt;/PC-BondType&gt;</text:p>
      <text:p text:style-name="Preformatted_20_Text"><text:s text:c="10"/>&lt;PC-BondType value="single"&gt;1&lt;/PC-BondType&gt;</text:p>
      <text:p text:style-name="Preformatted_20_Text"><text:s text:c="8"/>&lt;/PC-Bonds_order&gt;</text:p>
      <text:p text:style-name="Preformatted_20_Text"><text:s text:c="6"/>&lt;/PC-Bonds&gt;</text:p>
      <text:p text:style-name="Preformatted_20_Text"><text:s text:c="4"/>&lt;/PC-Compound_bonds&gt;</text:p>
      <text:p text:style-name="Preformatted_20_Text"><text:s text:c="4"/>&lt;PC-Compound_coords&gt;</text:p>
      <text:p text:style-name="Preformatted_20_Text"><text:s text:c="6"/>&lt;PC-Coordinates&gt;</text:p>
      <text:p text:style-name="Preformatted_20_Text"><text:s text:c="8"/>&lt;PC-Coordinates_type&gt;</text:p>
      <text:p text:style-name="Preformatted_20_Text"><text:s text:c="10"/>&lt;PC-CoordinateType value="twod"&gt;1&lt;/PC-CoordinateType&gt;</text:p>
      <text:p text:style-name="Preformatted_20_Text"><text:s text:c="10"/>&lt;PC-CoordinateType value="computed"&gt;5&lt;/PC-CoordinateType&gt;</text:p>
      <text:p text:style-name="Preformatted_20_Text"><text:s text:c="10"/>&lt;PC-CoordinateType value="units-unknown"&gt;255&lt;/PC-CoordinateType&gt;</text:p>
      <text:p text:style-name="Preformatted_20_Text"><text:s text:c="8"/>&lt;/PC-Coordinates_type&gt;</text:p>
      <text:p text:style-name="Preformatted_20_Text"><text:s text:c="8"/>&lt;PC-Coordinates_aid&gt;</text:p>
      <text:p text:style-name="Preformatted_20_Text"><text:s text:c="10"/>&lt;PC-Coordinates_aid_E&gt;1&lt;/PC-Coordinates_aid_E&gt;</text:p>
      <text:p text:style-name="Preformatted_20_Text"><text:s text:c="10"/>&lt;PC-Coordinates_aid_E&gt;2&lt;/PC-Coordinates_aid_E&gt;</text:p>
      <text:p text:style-name="Preformatted_20_Text"><text:soft-page-break/><text:s text:c="10"/>&lt;PC-Coordinates_aid_E&gt;3&lt;/PC-Coordinates_aid_E&gt;</text:p>
      <text:p text:style-name="Preformatted_20_Text"><text:s text:c="10"/>&lt;PC-Coordinates_aid_E&gt;4&lt;/PC-Coordinates_aid_E&gt;</text:p>
      <text:p text:style-name="Preformatted_20_Text"><text:s text:c="10"/>&lt;PC-Coordinates_aid_E&gt;5&lt;/PC-Coordinates_aid_E&gt;</text:p>
      <text:p text:style-name="Preformatted_20_Text"><text:s text:c="10"/>&lt;PC-Coordinates_aid_E&gt;6&lt;/PC-Coordinates_aid_E&gt;</text:p>
      <text:p text:style-name="Preformatted_20_Text"><text:s text:c="10"/>&lt;PC-Coordinates_aid_E&gt;7&lt;/PC-Coordinates_aid_E&gt;</text:p>
      <text:p text:style-name="Preformatted_20_Text"><text:s text:c="10"/>&lt;PC-Coordinates_aid_E&gt;8&lt;/PC-Coordinates_aid_E&gt;</text:p>
      <text:p text:style-name="Preformatted_20_Text"><text:s text:c="10"/>&lt;PC-Coordinates_aid_E&gt;9&lt;/PC-Coordinates_aid_E&gt;</text:p>
      <text:p text:style-name="Preformatted_20_Text"><text:s text:c="10"/>&lt;PC-Coordinates_aid_E&gt;10&lt;/PC-Coordinates_aid_E&gt;</text:p>
      <text:p text:style-name="Preformatted_20_Text"><text:s text:c="10"/>&lt;PC-Coordinates_aid_E&gt;11&lt;/PC-Coordinates_aid_E&gt;</text:p>
      <text:p text:style-name="Preformatted_20_Text"><text:s text:c="10"/>&lt;PC-Coordinates_aid_E&gt;12&lt;/PC-Coordinates_aid_E&gt;</text:p>
      <text:p text:style-name="Preformatted_20_Text"><text:s text:c="10"/>&lt;PC-Coordinates_aid_E&gt;13&lt;/PC-Coordinates_aid_E&gt;</text:p>
      <text:p text:style-name="Preformatted_20_Text"><text:s text:c="10"/>&lt;PC-Coordinates_aid_E&gt;14&lt;/PC-Coordinates_aid_E&gt;</text:p>
      <text:p text:style-name="Preformatted_20_Text"><text:s text:c="10"/>&lt;PC-Coordinates_aid_E&gt;15&lt;/PC-Coordinates_aid_E&gt;</text:p>
      <text:p text:style-name="Preformatted_20_Text"><text:s text:c="10"/>&lt;PC-Coordinates_aid_E&gt;16&lt;/PC-Coordinates_aid_E&gt;</text:p>
      <text:p text:style-name="Preformatted_20_Text"><text:s text:c="8"/>&lt;/PC-Coordinates_aid&gt;</text:p>
      <text:p text:style-name="Preformatted_20_Text"><text:s text:c="8"/>&lt;PC-Coordinates_conformers&gt;</text:p>
      <text:p text:style-name="Preformatted_20_Text"><text:s text:c="10"/>&lt;PC-Conformer&gt;</text:p>
      <text:p text:style-name="Preformatted_20_Text"><text:s text:c="12"/>&lt;PC-Conformer_x&gt;</text:p>
      <text:p text:style-name="Preformatted_20_Text"><text:s text:c="14"/>&lt;PC-Conformer_x_E&gt;4.269&lt;/PC-Conformer_x_E&gt;</text:p>
      <text:p text:style-name="Preformatted_20_Text"><text:s text:c="14"/>&lt;PC-Conformer_x_E&gt;6.0812&lt;/PC-Conformer_x_E&gt;</text:p>
      <text:p text:style-name="Preformatted_20_Text"><text:s text:c="14"/>&lt;PC-Conformer_x_E&gt;3.403&lt;/PC-Conformer_x_E&gt;</text:p>
      <text:p text:style-name="Preformatted_20_Text"><text:soft-page-break/><text:s text:c="14"/>&lt;PC-Conformer_x_E&gt;4.269&lt;/PC-Conformer_x_E&gt;</text:p>
      <text:p text:style-name="Preformatted_20_Text"><text:s text:c="14"/>&lt;PC-Conformer_x_E&gt;6.0812&lt;/PC-Conformer_x_E&gt;</text:p>
      <text:p text:style-name="Preformatted_20_Text"><text:s text:c="14"/>&lt;PC-Conformer_x_E&gt;2.5369&lt;/PC-Conformer_x_E&gt;</text:p>
      <text:p text:style-name="Preformatted_20_Text"><text:s text:c="14"/>&lt;PC-Conformer_x_E&gt;5.135&lt;/PC-Conformer_x_E&gt;</text:p>
      <text:p text:style-name="Preformatted_20_Text"><text:s text:c="14"/>&lt;PC-Conformer_x_E&gt;5.135&lt;/PC-Conformer_x_E&gt;</text:p>
      <text:p text:style-name="Preformatted_20_Text"><text:s text:c="14"/>&lt;PC-Conformer_x_E&gt;4.269&lt;/PC-Conformer_x_E&gt;</text:p>
      <text:p text:style-name="Preformatted_20_Text"><text:s text:c="14"/>&lt;PC-Conformer_x_E&gt;3.403&lt;/PC-Conformer_x_E&gt;</text:p>
      <text:p text:style-name="Preformatted_20_Text"><text:s text:c="14"/>&lt;PC-Conformer_x_E&gt;6.6648&lt;/PC-Conformer_x_E&gt;</text:p>
      <text:p text:style-name="Preformatted_20_Text"><text:s text:c="14"/>&lt;PC-Conformer_x_E&gt;6.2738&lt;/PC-Conformer_x_E&gt;</text:p>
      <text:p text:style-name="Preformatted_20_Text"><text:s text:c="14"/>&lt;PC-Conformer_x_E&gt;2.866&lt;/PC-Conformer_x_E&gt;</text:p>
      <text:p text:style-name="Preformatted_20_Text"><text:s text:c="14"/>&lt;PC-Conformer_x_E&gt;7.2848&lt;/PC-Conformer_x_E&gt;</text:p>
      <text:p text:style-name="Preformatted_20_Text"><text:s text:c="14"/>&lt;PC-Conformer_x_E&gt;2.5369&lt;/PC-Conformer_x_E&gt;</text:p>
      <text:p text:style-name="Preformatted_20_Text"><text:s text:c="14"/>&lt;PC-Conformer_x_E&gt;2&lt;/PC-Conformer_x_E&gt;</text:p>
      <text:p text:style-name="Preformatted_20_Text"><text:s text:c="12"/>&lt;/PC-Conformer_x&gt;</text:p>
      <text:p text:style-name="Preformatted_20_Text"><text:s text:c="12"/>&lt;PC-Conformer_y&gt;</text:p>
      <text:p text:style-name="Preformatted_20_Text"><text:s text:c="14"/>&lt;PC-Conformer_y_E&gt;1.81&lt;/PC-Conformer_y_E&gt;</text:p>
      <text:p text:style-name="Preformatted_20_Text"><text:s text:c="14"/>&lt;PC-Conformer_y_E&gt;0.6147&lt;/PC-Conformer_y_E&gt;</text:p>
      <text:p text:style-name="Preformatted_20_Text"><text:s text:c="14"/>&lt;PC-Conformer_y_E&gt;0.31&lt;/PC-Conformer_y_E&gt;</text:p>
      <text:p text:style-name="Preformatted_20_Text"><text:s text:c="14"/>&lt;PC-Conformer_y_E&gt;-1.19&lt;/PC-Conformer_y_E&gt;</text:p>
      <text:p text:style-name="Preformatted_20_Text"><text:s text:c="14"/>&lt;PC-Conformer_y_E&gt;-0.9947&lt;/PC-Conformer_y_E&gt;</text:p>
      <text:p text:style-name="Preformatted_20_Text"><text:s text:c="14"/>&lt;PC-Conformer_y_E&gt;-1.19&lt;/PC-Conformer_y_E&gt;</text:p>
      <text:p text:style-name="Preformatted_20_Text"><text:soft-page-break/><text:s text:c="14"/>&lt;PC-Conformer_y_E&gt;0.31&lt;/PC-Conformer_y_E&gt;</text:p>
      <text:p text:style-name="Preformatted_20_Text"><text:s text:c="14"/>&lt;PC-Conformer_y_E&gt;-0.69&lt;/PC-Conformer_y_E&gt;</text:p>
      <text:p text:style-name="Preformatted_20_Text"><text:s text:c="14"/>&lt;PC-Conformer_y_E&gt;0.81&lt;/PC-Conformer_y_E&gt;</text:p>
      <text:p text:style-name="Preformatted_20_Text"><text:s text:c="14"/>&lt;PC-Conformer_y_E&gt;-0.69&lt;/PC-Conformer_y_E&gt;</text:p>
      <text:p text:style-name="Preformatted_20_Text"><text:s text:c="14"/>&lt;PC-Conformer_y_E&gt;-0.19&lt;/PC-Conformer_y_E&gt;</text:p>
      <text:p text:style-name="Preformatted_20_Text"><text:s text:c="14"/>&lt;PC-Conformer_y_E&gt;1.204&lt;/PC-Conformer_y_E&gt;</text:p>
      <text:p text:style-name="Preformatted_20_Text"><text:s text:c="14"/>&lt;PC-Conformer_y_E&gt;0.62&lt;/PC-Conformer_y_E&gt;</text:p>
      <text:p text:style-name="Preformatted_20_Text"><text:s text:c="14"/>&lt;PC-Conformer_y_E&gt;-0.19&lt;/PC-Conformer_y_E&gt;</text:p>
      <text:p text:style-name="Preformatted_20_Text"><text:s text:c="14"/>&lt;PC-Conformer_y_E&gt;-1.81&lt;/PC-Conformer_y_E&gt;</text:p>
      <text:p text:style-name="Preformatted_20_Text"><text:s text:c="14"/>&lt;PC-Conformer_y_E&gt;-0.88&lt;/PC-Conformer_y_E&gt;</text:p>
      <text:p text:style-name="Preformatted_20_Text"><text:s text:c="12"/>&lt;/PC-Conformer_y&gt;</text:p>
      <text:p text:style-name="Preformatted_20_Text"><text:s text:c="12"/>&lt;PC-Conformer_style&gt;</text:p>
      <text:p text:style-name="Preformatted_20_Text"><text:s text:c="14"/>&lt;PC-DrawAnnotations&gt;</text:p>
      <text:p text:style-name="Preformatted_20_Text"><text:s text:c="16"/>&lt;PC-DrawAnnotations_annotation&gt;</text:p>
      <text:p text:style-name="Preformatted_20_Text"><text:s text:c="18"/>&lt;PC-BondAnnotation value="aromatic"&gt;8&lt;/PC-BondAnnotation&gt;</text:p>
      <text:p text:style-name="Preformatted_20_Text"><text:s text:c="18"/>&lt;PC-BondAnnotation value="aromatic"&gt;8&lt;/PC-BondAnnotation&gt;</text:p>
      <text:p text:style-name="Preformatted_20_Text"><text:s text:c="18"/>&lt;PC-BondAnnotation value="aromatic"&gt;8&lt;/PC-BondAnnotation&gt;</text:p>
      <text:p text:style-name="Preformatted_20_Text"><text:s text:c="18"/>&lt;PC-BondAnnotation value="aromatic"&gt;8&lt;/PC-BondAnnotation&gt;</text:p>
      <text:p text:style-name="Preformatted_20_Text"><text:s text:c="18"/>&lt;PC-BondAnnotation value="aromatic"&gt;8&lt;/PC-BondAnnotation&gt;</text:p>
      <text:p text:style-name="Preformatted_20_Text"><text:s text:c="18"/>&lt;PC-BondAnnotation value="aromatic"&gt;8&lt;/PC-BondAnnotation&gt;</text:p>
      <text:p text:style-name="Preformatted_20_Text"><text:s text:c="18"/>&lt;PC-BondAnnotation value="aromatic"&gt;8&lt;/PC-BondAnnotation&gt;</text:p>
      <text:p text:style-name="Preformatted_20_Text"><text:soft-page-break/><text:s text:c="18"/>&lt;PC-BondAnnotation value="aromatic"&gt;8&lt;/PC-BondAnnotation&gt;</text:p>
      <text:p text:style-name="Preformatted_20_Text"><text:s text:c="18"/>&lt;PC-BondAnnotation value="aromatic"&gt;8&lt;/PC-BondAnnotation&gt;</text:p>
      <text:p text:style-name="Preformatted_20_Text"><text:s text:c="18"/>&lt;PC-BondAnnotation value="aromatic"&gt;8&lt;/PC-BondAnnotation&gt;</text:p>
      <text:p text:style-name="Preformatted_20_Text"><text:s text:c="16"/>&lt;/PC-DrawAnnotations_annotation&gt;</text:p>
      <text:p text:style-name="Preformatted_20_Text"><text:s text:c="16"/>&lt;PC-DrawAnnotations_aid1&gt;</text:p>
      <text:p text:style-name="Preformatted_20_Text"><text:s text:c="18"/>&lt;PC-DrawAnnotations_aid1_E&gt;2&lt;/PC-DrawAnnotations_aid1_E&gt;</text:p>
      <text:p text:style-name="Preformatted_20_Text"><text:s text:c="18"/>&lt;PC-DrawAnnotations_aid1_E&gt;2&lt;/PC-DrawAnnotations_aid1_E&gt;</text:p>
      <text:p text:style-name="Preformatted_20_Text"><text:s text:c="18"/>&lt;PC-DrawAnnotations_aid1_E&gt;3&lt;/PC-DrawAnnotations_aid1_E&gt;</text:p>
      <text:p text:style-name="Preformatted_20_Text"><text:s text:c="18"/>&lt;PC-DrawAnnotations_aid1_E&gt;3&lt;/PC-DrawAnnotations_aid1_E&gt;</text:p>
      <text:p text:style-name="Preformatted_20_Text"><text:s text:c="18"/>&lt;PC-DrawAnnotations_aid1_E&gt;4&lt;/PC-DrawAnnotations_aid1_E&gt;</text:p>
      <text:p text:style-name="Preformatted_20_Text"><text:s text:c="18"/>&lt;PC-DrawAnnotations_aid1_E&gt;4&lt;/PC-DrawAnnotations_aid1_E&gt;</text:p>
      <text:p text:style-name="Preformatted_20_Text"><text:s text:c="18"/>&lt;PC-DrawAnnotations_aid1_E&gt;5&lt;/PC-DrawAnnotations_aid1_E&gt;</text:p>
      <text:p text:style-name="Preformatted_20_Text"><text:s text:c="18"/>&lt;PC-DrawAnnotations_aid1_E&gt;5&lt;/PC-DrawAnnotations_aid1_E&gt;</text:p>
      <text:p text:style-name="Preformatted_20_Text"><text:s text:c="18"/>&lt;PC-DrawAnnotations_aid1_E&gt;7&lt;/PC-DrawAnnotations_aid1_E&gt;</text:p>
      <text:p text:style-name="Preformatted_20_Text"><text:s text:c="18"/>&lt;PC-DrawAnnotations_aid1_E&gt;7&lt;/PC-DrawAnnotations_aid1_E&gt;</text:p>
      <text:p text:style-name="Preformatted_20_Text"><text:s text:c="16"/>&lt;/PC-DrawAnnotations_aid1&gt;</text:p>
      <text:p text:style-name="Preformatted_20_Text"><text:s text:c="16"/>&lt;PC-DrawAnnotations_aid2&gt;</text:p>
      <text:p text:style-name="Preformatted_20_Text"><text:s text:c="18"/>&lt;PC-DrawAnnotations_aid2_E&gt;7&lt;/PC-DrawAnnotations_aid2_E&gt;</text:p>
      <text:p text:style-name="Preformatted_20_Text"><text:s text:c="18"/>&lt;PC-DrawAnnotations_aid2_E&gt;11&lt;/PC-DrawAnnotations_aid2_E&gt;</text:p>
      <text:p text:style-name="Preformatted_20_Text"><text:s text:c="18"/>&lt;PC-DrawAnnotations_aid2_E&gt;9&lt;/PC-DrawAnnotations_aid2_E&gt;</text:p>
      <text:p text:style-name="Preformatted_20_Text"><text:s text:c="18"/>&lt;PC-DrawAnnotations_aid2_E&gt;10&lt;/PC-DrawAnnotations_aid2_E&gt;</text:p>
      <text:p text:style-name="Preformatted_20_Text"><text:soft-page-break/><text:s text:c="18"/>&lt;PC-DrawAnnotations_aid2_E&gt;8&lt;/PC-DrawAnnotations_aid2_E&gt;</text:p>
      <text:p text:style-name="Preformatted_20_Text"><text:s text:c="18"/>&lt;PC-DrawAnnotations_aid2_E&gt;10&lt;/PC-DrawAnnotations_aid2_E&gt;</text:p>
      <text:p text:style-name="Preformatted_20_Text"><text:s text:c="18"/>&lt;PC-DrawAnnotations_aid2_E&gt;8&lt;/PC-DrawAnnotations_aid2_E&gt;</text:p>
      <text:p text:style-name="Preformatted_20_Text"><text:s text:c="18"/>&lt;PC-DrawAnnotations_aid2_E&gt;11&lt;/PC-DrawAnnotations_aid2_E&gt;</text:p>
      <text:p text:style-name="Preformatted_20_Text"><text:s text:c="18"/>&lt;PC-DrawAnnotations_aid2_E&gt;8&lt;/PC-DrawAnnotations_aid2_E&gt;</text:p>
      <text:p text:style-name="Preformatted_20_Text"><text:s text:c="18"/>&lt;PC-DrawAnnotations_aid2_E&gt;9&lt;/PC-DrawAnnotations_aid2_E&gt;</text:p>
      <text:p text:style-name="Preformatted_20_Text"><text:s text:c="16"/>&lt;/PC-DrawAnnotations_aid2&gt;</text:p>
      <text:p text:style-name="Preformatted_20_Text"><text:s text:c="14"/>&lt;/PC-DrawAnnotations&gt;</text:p>
      <text:p text:style-name="Preformatted_20_Text"><text:s text:c="12"/>&lt;/PC-Conformer_style&gt;</text:p>
      <text:p text:style-name="Preformatted_20_Text"><text:s text:c="10"/>&lt;/PC-Conformer&gt;</text:p>
      <text:p text:style-name="Preformatted_20_Text"><text:s text:c="8"/>&lt;/PC-Coordinates_conformers&gt;</text:p>
      <text:p text:style-name="Preformatted_20_Text"><text:s text:c="6"/>&lt;/PC-Coordinates&gt;</text:p>
      <text:p text:style-name="Preformatted_20_Text"><text:s text:c="4"/>&lt;/PC-Compound_coords&gt;</text:p>
      <text:p text:style-name="Preformatted_20_Text"><text:s text:c="4"/>&lt;PC-Compound_charge&gt;0&lt;/PC-Compound_charge&gt;</text:p>
      <text:p text:style-name="Preformatted_20_Text"><text:s text:c="4"/>&lt;PC-Compound_props&gt;</text:p>
      <text:p text:style-name="Preformatted_20_Text"><text:s text:c="6"/>&lt;PC-InfoData&gt;</text:p>
      <text:p text:style-name="Preformatted_20_Text"><text:s text:c="8"/>&lt;PC-InfoData_urn&gt;</text:p>
      <text:p text:style-name="Preformatted_20_Text"><text:s text:c="10"/>&lt;PC-Urn&gt;</text:p>
      <text:p text:style-name="Preformatted_20_Text"><text:s text:c="12"/>&lt;PC-Urn_label&gt;Compound&lt;/PC-Urn_label&gt;</text:p>
      <text:p text:style-name="Preformatted_20_Text"><text:s text:c="12"/>&lt;PC-Urn_name&gt;Canonicalized&lt;/PC-Urn_name&gt;</text:p>
      <text:p text:style-name="Preformatted_20_Text"><text:s text:c="12"/>&lt;PC-Urn_datatype&gt;</text:p>
      <text:p text:style-name="Preformatted_20_Text"><text:soft-page-break/><text:s text:c="14"/>&lt;PC-UrnDataType value="uint"&gt;5&lt;/PC-UrnDataType&gt;</text:p>
      <text:p text:style-name="Preformatted_20_Text"><text:s text:c="12"/>&lt;/PC-Urn_datatype&gt;</text:p>
      <text:p text:style-name="Preformatted_20_Text"><text:s text:c="12"/>&lt;PC-Urn_release&gt;2019.01.04&lt;/PC-Urn_release&gt;</text:p>
      <text:p text:style-name="Preformatted_20_Text"><text:s text:c="10"/>&lt;/PC-Urn&gt;</text:p>
      <text:p text:style-name="Preformatted_20_Text"><text:s text:c="8"/>&lt;/PC-InfoData_urn&gt;</text:p>
      <text:p text:style-name="Preformatted_20_Text"><text:s text:c="8"/>&lt;PC-InfoData_value&gt;</text:p>
      <text:p text:style-name="Preformatted_20_Text"><text:s text:c="10"/>&lt;PC-InfoData_value_ival&gt;1&lt;/PC-InfoData_value_ival&gt;</text:p>
      <text:p text:style-name="Preformatted_20_Text"><text:s text:c="8"/>&lt;/PC-InfoData_value&gt;</text:p>
      <text:p text:style-name="Preformatted_20_Text"><text:s text:c="6"/>&lt;/PC-InfoData&gt;</text:p>
      <text:p text:style-name="Preformatted_20_Text"><text:s text:c="6"/>&lt;PC-InfoData&gt;</text:p>
      <text:p text:style-name="Preformatted_20_Text"><text:s text:c="8"/>&lt;PC-InfoData_urn&gt;</text:p>
      <text:p text:style-name="Preformatted_20_Text"><text:s text:c="10"/>&lt;PC-Urn&gt;</text:p>
      <text:p text:style-name="Preformatted_20_Text"><text:s text:c="12"/>&lt;PC-Urn_label&gt;Compound Complexity&lt;/PC-Urn_label&gt;</text:p>
      <text:p text:style-name="Preformatted_20_Text"><text:s text:c="12"/>&lt;PC-Urn_datatype&gt;</text:p>
      <text:p text:style-name="Preformatted_20_Text"><text:s text:c="14"/>&lt;PC-UrnDataType value="double"&gt;7&lt;/PC-UrnDataType&gt;</text:p>
      <text:p text:style-name="Preformatted_20_Text"><text:s text:c="12"/>&lt;/PC-Urn_datatype&gt;</text:p>
      <text:p text:style-name="Preformatted_20_Text"><text:s text:c="12"/>&lt;PC-Urn_implementation&gt;E_COMPLEXITY&lt;/PC-Urn_implementation&gt;</text:p>
      <text:p text:style-name="Preformatted_20_Text"><text:s text:c="12"/>&lt;PC-Urn_version&gt;3.4.6.11&lt;/PC-Urn_version&gt;</text:p>
      <text:p text:style-name="Preformatted_20_Text"><text:s text:c="12"/>&lt;PC-Urn_software&gt;Cactvs&lt;/PC-Urn_software&gt;</text:p>
      <text:p text:style-name="Preformatted_20_Text"><text:s text:c="12"/>&lt;PC-Urn_source&gt;xemistry.com&lt;/PC-Urn_source&gt;</text:p>
      <text:p text:style-name="Preformatted_20_Text"><text:s text:c="12"/>&lt;PC-Urn_release&gt;2019.06.18&lt;/PC-Urn_release&gt;</text:p>
      <text:p text:style-name="Preformatted_20_Text"><text:soft-page-break/><text:s text:c="10"/>&lt;/PC-Urn&gt;</text:p>
      <text:p text:style-name="Preformatted_20_Text"><text:s text:c="8"/>&lt;/PC-InfoData_urn&gt;</text:p>
      <text:p text:style-name="Preformatted_20_Text"><text:s text:c="8"/>&lt;PC-InfoData_value&gt;</text:p>
      <text:p text:style-name="Preformatted_20_Text"><text:s text:c="10"/>&lt;PC-InfoData_value_fval&gt;225&lt;/PC-InfoData_value_fval&gt;</text:p>
      <text:p text:style-name="Preformatted_20_Text"><text:s text:c="8"/>&lt;/PC-InfoData_value&gt;</text:p>
      <text:p text:style-name="Preformatted_20_Text"><text:s text:c="6"/>&lt;/PC-InfoData&gt;</text:p>
      <text:p text:style-name="Preformatted_20_Text"><text:s text:c="6"/>&lt;PC-InfoData&gt;</text:p>
      <text:p text:style-name="Preformatted_20_Text"><text:s text:c="8"/>&lt;PC-InfoData_urn&gt;</text:p>
      <text:p text:style-name="Preformatted_20_Text"><text:s text:c="10"/>&lt;PC-Urn&gt;</text:p>
      <text:p text:style-name="Preformatted_20_Text"><text:s text:c="12"/>&lt;PC-Urn_label&gt;Count&lt;/PC-Urn_label&gt;</text:p>
      <text:p text:style-name="Preformatted_20_Text"><text:s text:c="12"/>&lt;PC-Urn_name&gt;Hydrogen Bond Acceptor&lt;/PC-Urn_name&gt;</text:p>
      <text:p text:style-name="Preformatted_20_Text"><text:s text:c="12"/>&lt;PC-Urn_datatype&gt;</text:p>
      <text:p text:style-name="Preformatted_20_Text"><text:s text:c="14"/>&lt;PC-UrnDataType value="uint"&gt;5&lt;/PC-UrnDataType&gt;</text:p>
      <text:p text:style-name="Preformatted_20_Text"><text:s text:c="12"/>&lt;/PC-Urn_datatype&gt;</text:p>
      <text:p text:style-name="Preformatted_20_Text"><text:s text:c="12"/>&lt;PC-Urn_implementation&gt;E_NHACCEPTORS&lt;/PC-Urn_implementation&gt;</text:p>
      <text:p text:style-name="Preformatted_20_Text"><text:s text:c="12"/>&lt;PC-Urn_version&gt;3.4.6.11&lt;/PC-Urn_version&gt;</text:p>
      <text:p text:style-name="Preformatted_20_Text"><text:s text:c="12"/>&lt;PC-Urn_software&gt;Cactvs&lt;/PC-Urn_software&gt;</text:p>
      <text:p text:style-name="Preformatted_20_Text"><text:s text:c="12"/>&lt;PC-Urn_source&gt;xemistry.com&lt;/PC-Urn_source&gt;</text:p>
      <text:p text:style-name="Preformatted_20_Text"><text:s text:c="12"/>&lt;PC-Urn_release&gt;2019.06.18&lt;/PC-Urn_release&gt;</text:p>
      <text:p text:style-name="Preformatted_20_Text"><text:s text:c="10"/>&lt;/PC-Urn&gt;</text:p>
      <text:p text:style-name="Preformatted_20_Text"><text:s text:c="8"/>&lt;/PC-InfoData_urn&gt;</text:p>
      <text:p text:style-name="Preformatted_20_Text"><text:soft-page-break/><text:s text:c="8"/>&lt;PC-InfoData_value&gt;</text:p>
      <text:p text:style-name="Preformatted_20_Text"><text:s text:c="10"/>&lt;PC-InfoData_value_ival&gt;3&lt;/PC-InfoData_value_ival&gt;</text:p>
      <text:p text:style-name="Preformatted_20_Text"><text:s text:c="8"/>&lt;/PC-InfoData_value&gt;</text:p>
      <text:p text:style-name="Preformatted_20_Text"><text:s text:c="6"/>&lt;/PC-InfoData&gt;</text:p>
      <text:p text:style-name="Preformatted_20_Text"><text:s text:c="6"/>&lt;PC-InfoData&gt;</text:p>
      <text:p text:style-name="Preformatted_20_Text"><text:s text:c="8"/>&lt;PC-InfoData_urn&gt;</text:p>
      <text:p text:style-name="Preformatted_20_Text"><text:s text:c="10"/>&lt;PC-Urn&gt;</text:p>
      <text:p text:style-name="Preformatted_20_Text"><text:s text:c="12"/>&lt;PC-Urn_label&gt;Count&lt;/PC-Urn_label&gt;</text:p>
      <text:p text:style-name="Preformatted_20_Text"><text:s text:c="12"/>&lt;PC-Urn_name&gt;Hydrogen Bond Donor&lt;/PC-Urn_name&gt;</text:p>
      <text:p text:style-name="Preformatted_20_Text"><text:s text:c="12"/>&lt;PC-Urn_datatype&gt;</text:p>
      <text:p text:style-name="Preformatted_20_Text"><text:s text:c="14"/>&lt;PC-UrnDataType value="uint"&gt;5&lt;/PC-UrnDataType&gt;</text:p>
      <text:p text:style-name="Preformatted_20_Text"><text:s text:c="12"/>&lt;/PC-Urn_datatype&gt;</text:p>
      <text:p text:style-name="Preformatted_20_Text"><text:s text:c="12"/>&lt;PC-Urn_implementation&gt;E_NHDONORS&lt;/PC-Urn_implementation&gt;</text:p>
      <text:p text:style-name="Preformatted_20_Text"><text:s text:c="12"/>&lt;PC-Urn_version&gt;3.4.6.11&lt;/PC-Urn_version&gt;</text:p>
      <text:p text:style-name="Preformatted_20_Text"><text:s text:c="12"/>&lt;PC-Urn_software&gt;Cactvs&lt;/PC-Urn_software&gt;</text:p>
      <text:p text:style-name="Preformatted_20_Text"><text:s text:c="12"/>&lt;PC-Urn_source&gt;xemistry.com&lt;/PC-Urn_source&gt;</text:p>
      <text:p text:style-name="Preformatted_20_Text"><text:s text:c="12"/>&lt;PC-Urn_release&gt;2019.06.18&lt;/PC-Urn_release&gt;</text:p>
      <text:p text:style-name="Preformatted_20_Text"><text:s text:c="10"/>&lt;/PC-Urn&gt;</text:p>
      <text:p text:style-name="Preformatted_20_Text"><text:s text:c="8"/>&lt;/PC-InfoData_urn&gt;</text:p>
      <text:p text:style-name="Preformatted_20_Text"><text:s text:c="8"/>&lt;PC-InfoData_value&gt;</text:p>
      <text:p text:style-name="Preformatted_20_Text"><text:s text:c="10"/>&lt;PC-InfoData_value_ival&gt;3&lt;/PC-InfoData_value_ival&gt;</text:p>
      <text:p text:style-name="Preformatted_20_Text"><text:soft-page-break/><text:s text:c="8"/>&lt;/PC-InfoData_value&gt;</text:p>
      <text:p text:style-name="Preformatted_20_Text"><text:s text:c="6"/>&lt;/PC-InfoData&gt;</text:p>
      <text:p text:style-name="Preformatted_20_Text"><text:s text:c="6"/>&lt;PC-InfoData&gt;</text:p>
      <text:p text:style-name="Preformatted_20_Text"><text:s text:c="8"/>&lt;PC-InfoData_urn&gt;</text:p>
      <text:p text:style-name="Preformatted_20_Text"><text:s text:c="10"/>&lt;PC-Urn&gt;</text:p>
      <text:p text:style-name="Preformatted_20_Text"><text:s text:c="12"/>&lt;PC-Urn_label&gt;Count&lt;/PC-Urn_label&gt;</text:p>
      <text:p text:style-name="Preformatted_20_Text"><text:s text:c="12"/>&lt;PC-Urn_name&gt;Rotatable Bond&lt;/PC-Urn_name&gt;</text:p>
      <text:p text:style-name="Preformatted_20_Text"><text:s text:c="12"/>&lt;PC-Urn_datatype&gt;</text:p>
      <text:p text:style-name="Preformatted_20_Text"><text:s text:c="14"/>&lt;PC-UrnDataType value="uint"&gt;5&lt;/PC-UrnDataType&gt;</text:p>
      <text:p text:style-name="Preformatted_20_Text"><text:s text:c="12"/>&lt;/PC-Urn_datatype&gt;</text:p>
      <text:p text:style-name="Preformatted_20_Text"><text:s text:c="12"/>&lt;PC-Urn_implementation&gt;E_NROTBONDS&lt;/PC-Urn_implementation&gt;</text:p>
      <text:p text:style-name="Preformatted_20_Text"><text:s text:c="12"/>&lt;PC-Urn_version&gt;3.4.6.11&lt;/PC-Urn_version&gt;</text:p>
      <text:p text:style-name="Preformatted_20_Text"><text:s text:c="12"/>&lt;PC-Urn_software&gt;Cactvs&lt;/PC-Urn_software&gt;</text:p>
      <text:p text:style-name="Preformatted_20_Text"><text:s text:c="12"/>&lt;PC-Urn_source&gt;xemistry.com&lt;/PC-Urn_source&gt;</text:p>
      <text:p text:style-name="Preformatted_20_Text"><text:s text:c="12"/>&lt;PC-Urn_release&gt;2019.06.18&lt;/PC-Urn_release&gt;</text:p>
      <text:p text:style-name="Preformatted_20_Text"><text:s text:c="10"/>&lt;/PC-Urn&gt;</text:p>
      <text:p text:style-name="Preformatted_20_Text"><text:s text:c="8"/>&lt;/PC-InfoData_urn&gt;</text:p>
      <text:p text:style-name="Preformatted_20_Text"><text:s text:c="8"/>&lt;PC-InfoData_value&gt;</text:p>
      <text:p text:style-name="Preformatted_20_Text"><text:s text:c="10"/>&lt;PC-InfoData_value_ival&gt;0&lt;/PC-InfoData_value_ival&gt;</text:p>
      <text:p text:style-name="Preformatted_20_Text"><text:s text:c="8"/>&lt;/PC-InfoData_value&gt;</text:p>
      <text:p text:style-name="Preformatted_20_Text"><text:s text:c="6"/>&lt;/PC-InfoData&gt;</text:p>
      <text:p text:style-name="Preformatted_20_Text"><text:soft-page-break/><text:s text:c="6"/>&lt;PC-InfoData&gt;</text:p>
      <text:p text:style-name="Preformatted_20_Text"><text:s text:c="8"/>&lt;PC-InfoData_urn&gt;</text:p>
      <text:p text:style-name="Preformatted_20_Text"><text:s text:c="10"/>&lt;PC-Urn&gt;</text:p>
      <text:p text:style-name="Preformatted_20_Text"><text:s text:c="12"/>&lt;PC-Urn_label&gt;Fingerprint&lt;/PC-Urn_label&gt;</text:p>
      <text:p text:style-name="Preformatted_20_Text"><text:s text:c="12"/>&lt;PC-Urn_name&gt;SubStructure Keys&lt;/PC-Urn_name&gt;</text:p>
      <text:p text:style-name="Preformatted_20_Text"><text:s text:c="12"/>&lt;PC-Urn_datatype&gt;</text:p>
      <text:p text:style-name="Preformatted_20_Text"><text:s text:c="14"/>&lt;PC-UrnDataType value="fingerprint"&gt;16&lt;/PC-UrnDataType&gt;</text:p>
      <text:p text:style-name="Preformatted_20_Text"><text:s text:c="12"/>&lt;/PC-Urn_datatype&gt;</text:p>
      <text:p text:style-name="Preformatted_20_Text"><text:s text:c="12"/>&lt;PC-Urn_parameters&gt;extended 2&lt;/PC-Urn_parameters&gt;</text:p>
      <text:p text:style-name="Preformatted_20_Text"><text:s text:c="12"/>&lt;PC-Urn_implementation&gt;E_SCREEN&lt;/PC-Urn_implementation&gt;</text:p>
      <text:p text:style-name="Preformatted_20_Text"><text:s text:c="12"/>&lt;PC-Urn_version&gt;3.4.6.11&lt;/PC-Urn_version&gt;</text:p>
      <text:p text:style-name="Preformatted_20_Text"><text:s text:c="12"/>&lt;PC-Urn_software&gt;Cactvs&lt;/PC-Urn_software&gt;</text:p>
      <text:p text:style-name="Preformatted_20_Text"><text:s text:c="12"/>&lt;PC-Urn_source&gt;xemistry.com&lt;/PC-Urn_source&gt;</text:p>
      <text:p text:style-name="Preformatted_20_Text"><text:s text:c="12"/>&lt;PC-Urn_release&gt;2019.06.18&lt;/PC-Urn_release&gt;</text:p>
      <text:p text:style-name="Preformatted_20_Text"><text:s text:c="10"/>&lt;/PC-Urn&gt;</text:p>
      <text:p text:style-name="Preformatted_20_Text"><text:s text:c="8"/>&lt;/PC-InfoData_urn&gt;</text:p>
      <text:p text:style-name="Preformatted_20_Text"><text:s text:c="8"/>&lt;PC-InfoData_value&gt;</text:p>
      <text:p text:style-name="Preformatted_20_Text"><text:s text:c="10"/>&lt;PC-InfoData_value_binary&gt;000003718063A000000000000000000000000000000160000000200000000000000040018000001E0010000000080801960405B016C99000A8010771740080802D9710A0015181A854408048084048201400880801024000600000000000000000000000000000000000000000000000000000&lt;/PC-InfoData_value_binary&gt;</text:p>
      <text:p text:style-name="Preformatted_20_Text"><text:s text:c="8"/>&lt;/PC-InfoData_value&gt;</text:p>
      <text:p text:style-name="Preformatted_20_Text"><text:s text:c="6"/>&lt;/PC-InfoData&gt;</text:p>
      <text:p text:style-name="Preformatted_20_Text"><text:s text:c="6"/>&lt;PC-InfoData&gt;</text:p>
      <text:p text:style-name="Preformatted_20_Text"><text:soft-page-break/><text:s text:c="8"/>&lt;PC-InfoData_urn&gt;</text:p>
      <text:p text:style-name="Preformatted_20_Text"><text:s text:c="10"/>&lt;PC-Urn&gt;</text:p>
      <text:p text:style-name="Preformatted_20_Text"><text:s text:c="12"/>&lt;PC-Urn_label&gt;IUPAC Name&lt;/PC-Urn_label&gt;</text:p>
      <text:p text:style-name="Preformatted_20_Text"><text:s text:c="12"/>&lt;PC-Urn_name&gt;Allowed&lt;/PC-Urn_name&gt;</text:p>
      <text:p text:style-name="Preformatted_20_Text"><text:s text:c="12"/>&lt;PC-Urn_datatype&gt;</text:p>
      <text:p text:style-name="Preformatted_20_Text"><text:s text:c="14"/>&lt;PC-UrnDataType value="string"&gt;1&lt;/PC-UrnDataType&gt;</text:p>
      <text:p text:style-name="Preformatted_20_Text"><text:s text:c="12"/>&lt;/PC-Urn_datatype&gt;</text:p>
      <text:p text:style-name="Preformatted_20_Text"><text:s text:c="12"/>&lt;PC-Urn_version&gt;2.6.6&lt;/PC-Urn_version&gt;</text:p>
      <text:p text:style-name="Preformatted_20_Text"><text:s text:c="12"/>&lt;PC-Urn_software&gt;LexiChem&lt;/PC-Urn_software&gt;</text:p>
      <text:p text:style-name="Preformatted_20_Text"><text:s text:c="12"/>&lt;PC-Urn_source&gt;openeye.com&lt;/PC-Urn_source&gt;</text:p>
      <text:p text:style-name="Preformatted_20_Text"><text:s text:c="12"/>&lt;PC-Urn_release&gt;2019.06.18&lt;/PC-Urn_release&gt;</text:p>
      <text:p text:style-name="Preformatted_20_Text"><text:s text:c="10"/>&lt;/PC-Urn&gt;</text:p>
      <text:p text:style-name="Preformatted_20_Text"><text:s text:c="8"/>&lt;/PC-InfoData_urn&gt;</text:p>
      <text:p text:style-name="Preformatted_20_Text"><text:s text:c="8"/>&lt;PC-InfoData_value&gt;</text:p>
      <text:p text:style-name="Preformatted_20_Text"><text:s text:c="10"/>&lt;PC-InfoData_value_sval&gt;2-amino-1,7-dihydropurin-6-one&lt;/PC-InfoData_value_sval&gt;</text:p>
      <text:p text:style-name="Preformatted_20_Text"><text:s text:c="8"/>&lt;/PC-InfoData_value&gt;</text:p>
      <text:p text:style-name="Preformatted_20_Text"><text:s text:c="6"/>&lt;/PC-InfoData&gt;</text:p>
      <text:p text:style-name="Preformatted_20_Text"><text:s text:c="6"/>&lt;PC-InfoData&gt;</text:p>
      <text:p text:style-name="Preformatted_20_Text"><text:s text:c="8"/>&lt;PC-InfoData_urn&gt;</text:p>
      <text:p text:style-name="Preformatted_20_Text"><text:s text:c="10"/>&lt;PC-Urn&gt;</text:p>
      <text:p text:style-name="Preformatted_20_Text"><text:s text:c="12"/>&lt;PC-Urn_label&gt;IUPAC Name&lt;/PC-Urn_label&gt;</text:p>
      <text:p text:style-name="Preformatted_20_Text"><text:soft-page-break/><text:s text:c="12"/>&lt;PC-Urn_name&gt;CAS-like Style&lt;/PC-Urn_name&gt;</text:p>
      <text:p text:style-name="Preformatted_20_Text"><text:s text:c="12"/>&lt;PC-Urn_datatype&gt;</text:p>
      <text:p text:style-name="Preformatted_20_Text"><text:s text:c="14"/>&lt;PC-UrnDataType value="string"&gt;1&lt;/PC-UrnDataType&gt;</text:p>
      <text:p text:style-name="Preformatted_20_Text"><text:s text:c="12"/>&lt;/PC-Urn_datatype&gt;</text:p>
      <text:p text:style-name="Preformatted_20_Text"><text:s text:c="12"/>&lt;PC-Urn_version&gt;2.6.6&lt;/PC-Urn_version&gt;</text:p>
      <text:p text:style-name="Preformatted_20_Text"><text:s text:c="12"/>&lt;PC-Urn_software&gt;LexiChem&lt;/PC-Urn_software&gt;</text:p>
      <text:p text:style-name="Preformatted_20_Text"><text:s text:c="12"/>&lt;PC-Urn_source&gt;openeye.com&lt;/PC-Urn_source&gt;</text:p>
      <text:p text:style-name="Preformatted_20_Text"><text:s text:c="12"/>&lt;PC-Urn_release&gt;2019.06.18&lt;/PC-Urn_release&gt;</text:p>
      <text:p text:style-name="Preformatted_20_Text"><text:s text:c="10"/>&lt;/PC-Urn&gt;</text:p>
      <text:p text:style-name="Preformatted_20_Text"><text:s text:c="8"/>&lt;/PC-InfoData_urn&gt;</text:p>
      <text:p text:style-name="Preformatted_20_Text"><text:s text:c="8"/>&lt;PC-InfoData_value&gt;</text:p>
      <text:p text:style-name="Preformatted_20_Text"><text:s text:c="10"/>&lt;PC-InfoData_value_sval&gt;2-amino-1,7-dihydropurin-6-one&lt;/PC-InfoData_value_sval&gt;</text:p>
      <text:p text:style-name="Preformatted_20_Text"><text:s text:c="8"/>&lt;/PC-InfoData_value&gt;</text:p>
      <text:p text:style-name="Preformatted_20_Text"><text:s text:c="6"/>&lt;/PC-InfoData&gt;</text:p>
      <text:p text:style-name="Preformatted_20_Text"><text:s text:c="6"/>&lt;PC-InfoData&gt;</text:p>
      <text:p text:style-name="Preformatted_20_Text"><text:s text:c="8"/>&lt;PC-InfoData_urn&gt;</text:p>
      <text:p text:style-name="Preformatted_20_Text"><text:s text:c="10"/>&lt;PC-Urn&gt;</text:p>
      <text:p text:style-name="Preformatted_20_Text"><text:s text:c="12"/>&lt;PC-Urn_label&gt;IUPAC Name&lt;/PC-Urn_label&gt;</text:p>
      <text:p text:style-name="Preformatted_20_Text"><text:s text:c="12"/>&lt;PC-Urn_name&gt;Markup&lt;/PC-Urn_name&gt;</text:p>
      <text:p text:style-name="Preformatted_20_Text"><text:s text:c="12"/>&lt;PC-Urn_datatype&gt;</text:p>
      <text:p text:style-name="Preformatted_20_Text"><text:s text:c="14"/>&lt;PC-UrnDataType value="string"&gt;1&lt;/PC-UrnDataType&gt;</text:p>
      <text:p text:style-name="Preformatted_20_Text"><text:soft-page-break/><text:s text:c="12"/>&lt;/PC-Urn_datatype&gt;</text:p>
      <text:p text:style-name="Preformatted_20_Text"><text:s text:c="12"/>&lt;PC-Urn_version&gt;2.6.6&lt;/PC-Urn_version&gt;</text:p>
      <text:p text:style-name="Preformatted_20_Text"><text:s text:c="12"/>&lt;PC-Urn_software&gt;LexiChem&lt;/PC-Urn_software&gt;</text:p>
      <text:p text:style-name="Preformatted_20_Text"><text:s text:c="12"/>&lt;PC-Urn_source&gt;openeye.com&lt;/PC-Urn_source&gt;</text:p>
      <text:p text:style-name="Preformatted_20_Text"><text:s text:c="12"/>&lt;PC-Urn_release&gt;2019.06.18&lt;/PC-Urn_release&gt;</text:p>
      <text:p text:style-name="Preformatted_20_Text"><text:s text:c="10"/>&lt;/PC-Urn&gt;</text:p>
      <text:p text:style-name="Preformatted_20_Text"><text:s text:c="8"/>&lt;/PC-InfoData_urn&gt;</text:p>
      <text:p text:style-name="Preformatted_20_Text"><text:s text:c="8"/>&lt;PC-InfoData_value&gt;</text:p>
      <text:p text:style-name="Preformatted_20_Text"><text:s text:c="10"/>&lt;PC-InfoData_value_sval&gt;2-amino-1,7-dihydropurin-6-one&lt;/PC-InfoData_value_sval&gt;</text:p>
      <text:p text:style-name="Preformatted_20_Text"><text:s text:c="8"/>&lt;/PC-InfoData_value&gt;</text:p>
      <text:p text:style-name="Preformatted_20_Text"><text:s text:c="6"/>&lt;/PC-InfoData&gt;</text:p>
      <text:p text:style-name="Preformatted_20_Text"><text:s text:c="6"/>&lt;PC-InfoData&gt;</text:p>
      <text:p text:style-name="Preformatted_20_Text"><text:s text:c="8"/>&lt;PC-InfoData_urn&gt;</text:p>
      <text:p text:style-name="Preformatted_20_Text"><text:s text:c="10"/>&lt;PC-Urn&gt;</text:p>
      <text:p text:style-name="Preformatted_20_Text"><text:s text:c="12"/>&lt;PC-Urn_label&gt;IUPAC Name&lt;/PC-Urn_label&gt;</text:p>
      <text:p text:style-name="Preformatted_20_Text"><text:s text:c="12"/>&lt;PC-Urn_name&gt;Preferred&lt;/PC-Urn_name&gt;</text:p>
      <text:p text:style-name="Preformatted_20_Text"><text:s text:c="12"/>&lt;PC-Urn_datatype&gt;</text:p>
      <text:p text:style-name="Preformatted_20_Text"><text:s text:c="14"/>&lt;PC-UrnDataType value="string"&gt;1&lt;/PC-UrnDataType&gt;</text:p>
      <text:p text:style-name="Preformatted_20_Text"><text:s text:c="12"/>&lt;/PC-Urn_datatype&gt;</text:p>
      <text:p text:style-name="Preformatted_20_Text"><text:s text:c="12"/>&lt;PC-Urn_version&gt;2.6.6&lt;/PC-Urn_version&gt;</text:p>
      <text:p text:style-name="Preformatted_20_Text"><text:s text:c="12"/>&lt;PC-Urn_software&gt;LexiChem&lt;/PC-Urn_software&gt;</text:p>
      <text:p text:style-name="Preformatted_20_Text"><text:soft-page-break/><text:s text:c="12"/>&lt;PC-Urn_source&gt;openeye.com&lt;/PC-Urn_source&gt;</text:p>
      <text:p text:style-name="Preformatted_20_Text"><text:s text:c="12"/>&lt;PC-Urn_release&gt;2019.06.18&lt;/PC-Urn_release&gt;</text:p>
      <text:p text:style-name="Preformatted_20_Text"><text:s text:c="10"/>&lt;/PC-Urn&gt;</text:p>
      <text:p text:style-name="Preformatted_20_Text"><text:s text:c="8"/>&lt;/PC-InfoData_urn&gt;</text:p>
      <text:p text:style-name="Preformatted_20_Text"><text:s text:c="8"/>&lt;PC-InfoData_value&gt;</text:p>
      <text:p text:style-name="Preformatted_20_Text"><text:s text:c="10"/>&lt;PC-InfoData_value_sval&gt;2-amino-1,7-dihydropurin-6-one&lt;/PC-InfoData_value_sval&gt;</text:p>
      <text:p text:style-name="Preformatted_20_Text"><text:s text:c="8"/>&lt;/PC-InfoData_value&gt;</text:p>
      <text:p text:style-name="Preformatted_20_Text"><text:s text:c="6"/>&lt;/PC-InfoData&gt;</text:p>
      <text:p text:style-name="Preformatted_20_Text"><text:s text:c="6"/>&lt;PC-InfoData&gt;</text:p>
      <text:p text:style-name="Preformatted_20_Text"><text:s text:c="8"/>&lt;PC-InfoData_urn&gt;</text:p>
      <text:p text:style-name="Preformatted_20_Text"><text:s text:c="10"/>&lt;PC-Urn&gt;</text:p>
      <text:p text:style-name="Preformatted_20_Text"><text:s text:c="12"/>&lt;PC-Urn_label&gt;IUPAC Name&lt;/PC-Urn_label&gt;</text:p>
      <text:p text:style-name="Preformatted_20_Text"><text:s text:c="12"/>&lt;PC-Urn_name&gt;Systematic&lt;/PC-Urn_name&gt;</text:p>
      <text:p text:style-name="Preformatted_20_Text"><text:s text:c="12"/>&lt;PC-Urn_datatype&gt;</text:p>
      <text:p text:style-name="Preformatted_20_Text"><text:s text:c="14"/>&lt;PC-UrnDataType value="string"&gt;1&lt;/PC-UrnDataType&gt;</text:p>
      <text:p text:style-name="Preformatted_20_Text"><text:s text:c="12"/>&lt;/PC-Urn_datatype&gt;</text:p>
      <text:p text:style-name="Preformatted_20_Text"><text:s text:c="12"/>&lt;PC-Urn_version&gt;2.6.6&lt;/PC-Urn_version&gt;</text:p>
      <text:p text:style-name="Preformatted_20_Text"><text:s text:c="12"/>&lt;PC-Urn_software&gt;LexiChem&lt;/PC-Urn_software&gt;</text:p>
      <text:p text:style-name="Preformatted_20_Text"><text:s text:c="12"/>&lt;PC-Urn_source&gt;openeye.com&lt;/PC-Urn_source&gt;</text:p>
      <text:p text:style-name="Preformatted_20_Text"><text:s text:c="12"/>&lt;PC-Urn_release&gt;2019.06.18&lt;/PC-Urn_release&gt;</text:p>
      <text:p text:style-name="Preformatted_20_Text"><text:s text:c="10"/>&lt;/PC-Urn&gt;</text:p>
      <text:p text:style-name="Preformatted_20_Text"><text:soft-page-break/><text:s text:c="8"/>&lt;/PC-InfoData_urn&gt;</text:p>
      <text:p text:style-name="Preformatted_20_Text"><text:s text:c="8"/>&lt;PC-InfoData_value&gt;</text:p>
      <text:p text:style-name="Preformatted_20_Text"><text:s text:c="10"/>&lt;PC-InfoData_value_sval&gt;2-azanyl-1,7-dihydropurin-6-one&lt;/PC-InfoData_value_sval&gt;</text:p>
      <text:p text:style-name="Preformatted_20_Text"><text:s text:c="8"/>&lt;/PC-InfoData_value&gt;</text:p>
      <text:p text:style-name="Preformatted_20_Text"><text:s text:c="6"/>&lt;/PC-InfoData&gt;</text:p>
      <text:p text:style-name="Preformatted_20_Text"><text:s text:c="6"/>&lt;PC-InfoData&gt;</text:p>
      <text:p text:style-name="Preformatted_20_Text"><text:s text:c="8"/>&lt;PC-InfoData_urn&gt;</text:p>
      <text:p text:style-name="Preformatted_20_Text"><text:s text:c="10"/>&lt;PC-Urn&gt;</text:p>
      <text:p text:style-name="Preformatted_20_Text"><text:s text:c="12"/>&lt;PC-Urn_label&gt;IUPAC Name&lt;/PC-Urn_label&gt;</text:p>
      <text:p text:style-name="Preformatted_20_Text"><text:s text:c="12"/>&lt;PC-Urn_name&gt;Traditional&lt;/PC-Urn_name&gt;</text:p>
      <text:p text:style-name="Preformatted_20_Text"><text:s text:c="12"/>&lt;PC-Urn_datatype&gt;</text:p>
      <text:p text:style-name="Preformatted_20_Text"><text:s text:c="14"/>&lt;PC-UrnDataType value="string"&gt;1&lt;/PC-UrnDataType&gt;</text:p>
      <text:p text:style-name="Preformatted_20_Text"><text:s text:c="12"/>&lt;/PC-Urn_datatype&gt;</text:p>
      <text:p text:style-name="Preformatted_20_Text"><text:s text:c="12"/>&lt;PC-Urn_version&gt;2.6.6&lt;/PC-Urn_version&gt;</text:p>
      <text:p text:style-name="Preformatted_20_Text"><text:s text:c="12"/>&lt;PC-Urn_software&gt;LexiChem&lt;/PC-Urn_software&gt;</text:p>
      <text:p text:style-name="Preformatted_20_Text"><text:s text:c="12"/>&lt;PC-Urn_source&gt;openeye.com&lt;/PC-Urn_source&gt;</text:p>
      <text:p text:style-name="Preformatted_20_Text"><text:s text:c="12"/>&lt;PC-Urn_release&gt;2019.06.18&lt;/PC-Urn_release&gt;</text:p>
      <text:p text:style-name="Preformatted_20_Text"><text:s text:c="10"/>&lt;/PC-Urn&gt;</text:p>
      <text:p text:style-name="Preformatted_20_Text"><text:s text:c="8"/>&lt;/PC-InfoData_urn&gt;</text:p>
      <text:p text:style-name="Preformatted_20_Text"><text:s text:c="8"/>&lt;PC-InfoData_value&gt;</text:p>
      <text:p text:style-name="Preformatted_20_Text"><text:s text:c="10"/>&lt;PC-InfoData_value_sval&gt;guanine&lt;/PC-InfoData_value_sval&gt;</text:p>
      <text:p text:style-name="Preformatted_20_Text"><text:soft-page-break/><text:s text:c="8"/>&lt;/PC-InfoData_value&gt;</text:p>
      <text:p text:style-name="Preformatted_20_Text"><text:s text:c="6"/>&lt;/PC-InfoData&gt;</text:p>
      <text:p text:style-name="Preformatted_20_Text"><text:s text:c="6"/>&lt;PC-InfoData&gt;</text:p>
      <text:p text:style-name="Preformatted_20_Text"><text:s text:c="8"/>&lt;PC-InfoData_urn&gt;</text:p>
      <text:p text:style-name="Preformatted_20_Text"><text:s text:c="10"/>&lt;PC-Urn&gt;</text:p>
      <text:p text:style-name="Preformatted_20_Text"><text:s text:c="12"/>&lt;PC-Urn_label&gt;InChI&lt;/PC-Urn_label&gt;</text:p>
      <text:p text:style-name="Preformatted_20_Text"><text:s text:c="12"/>&lt;PC-Urn_name&gt;Standard&lt;/PC-Urn_name&gt;</text:p>
      <text:p text:style-name="Preformatted_20_Text"><text:s text:c="12"/>&lt;PC-Urn_datatype&gt;</text:p>
      <text:p text:style-name="Preformatted_20_Text"><text:s text:c="14"/>&lt;PC-UrnDataType value="string"&gt;1&lt;/PC-UrnDataType&gt;</text:p>
      <text:p text:style-name="Preformatted_20_Text"><text:s text:c="12"/>&lt;/PC-Urn_datatype&gt;</text:p>
      <text:p text:style-name="Preformatted_20_Text"><text:s text:c="12"/>&lt;PC-Urn_version&gt;1.0.5&lt;/PC-Urn_version&gt;</text:p>
      <text:p text:style-name="Preformatted_20_Text"><text:s text:c="12"/>&lt;PC-Urn_software&gt;InChI&lt;/PC-Urn_software&gt;</text:p>
      <text:p text:style-name="Preformatted_20_Text"><text:s text:c="12"/>&lt;PC-Urn_source&gt;iupac.org&lt;/PC-Urn_source&gt;</text:p>
      <text:p text:style-name="Preformatted_20_Text"><text:s text:c="12"/>&lt;PC-Urn_release&gt;2019.06.18&lt;/PC-Urn_release&gt;</text:p>
      <text:p text:style-name="Preformatted_20_Text"><text:s text:c="10"/>&lt;/PC-Urn&gt;</text:p>
      <text:p text:style-name="Preformatted_20_Text"><text:s text:c="8"/>&lt;/PC-InfoData_urn&gt;</text:p>
      <text:p text:style-name="Preformatted_20_Text"><text:s text:c="8"/>&lt;PC-InfoData_value&gt;</text:p>
      <text:p text:style-name="Preformatted_20_Text"><text:s text:c="10"/>&lt;PC-InfoData_value_sval&gt;InChI=1S/C5H5N5O/c6-5-9-3-2(4(11)10-5)7-1-8-3/h1H,(H4,6,7,8,9,10,11)&lt;/PC-InfoData_value_sval&gt;</text:p>
      <text:p text:style-name="Preformatted_20_Text"><text:s text:c="8"/>&lt;/PC-InfoData_value&gt;</text:p>
      <text:p text:style-name="Preformatted_20_Text"><text:s text:c="6"/>&lt;/PC-InfoData&gt;</text:p>
      <text:p text:style-name="Preformatted_20_Text"><text:s text:c="6"/>&lt;PC-InfoData&gt;</text:p>
      <text:p text:style-name="Preformatted_20_Text"><text:soft-page-break/><text:s text:c="8"/>&lt;PC-InfoData_urn&gt;</text:p>
      <text:p text:style-name="Preformatted_20_Text"><text:s text:c="10"/>&lt;PC-Urn&gt;</text:p>
      <text:p text:style-name="Preformatted_20_Text"><text:s text:c="12"/>&lt;PC-Urn_label&gt;InChIKey&lt;/PC-Urn_label&gt;</text:p>
      <text:p text:style-name="Preformatted_20_Text"><text:s text:c="12"/>&lt;PC-Urn_name&gt;Standard&lt;/PC-Urn_name&gt;</text:p>
      <text:p text:style-name="Preformatted_20_Text"><text:s text:c="12"/>&lt;PC-Urn_datatype&gt;</text:p>
      <text:p text:style-name="Preformatted_20_Text"><text:s text:c="14"/>&lt;PC-UrnDataType value="string"&gt;1&lt;/PC-UrnDataType&gt;</text:p>
      <text:p text:style-name="Preformatted_20_Text"><text:s text:c="12"/>&lt;/PC-Urn_datatype&gt;</text:p>
      <text:p text:style-name="Preformatted_20_Text"><text:s text:c="12"/>&lt;PC-Urn_version&gt;1.0.5&lt;/PC-Urn_version&gt;</text:p>
      <text:p text:style-name="Preformatted_20_Text"><text:s text:c="12"/>&lt;PC-Urn_software&gt;InChI&lt;/PC-Urn_software&gt;</text:p>
      <text:p text:style-name="Preformatted_20_Text"><text:s text:c="12"/>&lt;PC-Urn_source&gt;iupac.org&lt;/PC-Urn_source&gt;</text:p>
      <text:p text:style-name="Preformatted_20_Text"><text:s text:c="12"/>&lt;PC-Urn_release&gt;2019.06.18&lt;/PC-Urn_release&gt;</text:p>
      <text:p text:style-name="Preformatted_20_Text"><text:s text:c="10"/>&lt;/PC-Urn&gt;</text:p>
      <text:p text:style-name="Preformatted_20_Text"><text:s text:c="8"/>&lt;/PC-InfoData_urn&gt;</text:p>
      <text:p text:style-name="Preformatted_20_Text"><text:s text:c="8"/>&lt;PC-InfoData_value&gt;</text:p>
      <text:p text:style-name="Preformatted_20_Text"><text:s text:c="10"/>&lt;PC-InfoData_value_sval&gt;UYTPUPDQBNUYGX-UHFFFAOYSA-N&lt;/PC-InfoData_value_sval&gt;</text:p>
      <text:p text:style-name="Preformatted_20_Text"><text:s text:c="8"/>&lt;/PC-InfoData_value&gt;</text:p>
      <text:p text:style-name="Preformatted_20_Text"><text:s text:c="6"/>&lt;/PC-InfoData&gt;</text:p>
      <text:p text:style-name="Preformatted_20_Text"><text:s text:c="6"/>&lt;PC-InfoData&gt;</text:p>
      <text:p text:style-name="Preformatted_20_Text"><text:s text:c="8"/>&lt;PC-InfoData_urn&gt;</text:p>
      <text:p text:style-name="Preformatted_20_Text"><text:s text:c="10"/>&lt;PC-Urn&gt;</text:p>
      <text:p text:style-name="Preformatted_20_Text"><text:s text:c="12"/>&lt;PC-Urn_label&gt;Log P&lt;/PC-Urn_label&gt;</text:p>
      <text:p text:style-name="Preformatted_20_Text"><text:soft-page-break/><text:s text:c="12"/>&lt;PC-Urn_name&gt;XLogP3-AA&lt;/PC-Urn_name&gt;</text:p>
      <text:p text:style-name="Preformatted_20_Text"><text:s text:c="12"/>&lt;PC-Urn_datatype&gt;</text:p>
      <text:p text:style-name="Preformatted_20_Text"><text:s text:c="14"/>&lt;PC-UrnDataType value="double"&gt;7&lt;/PC-UrnDataType&gt;</text:p>
      <text:p text:style-name="Preformatted_20_Text"><text:s text:c="12"/>&lt;/PC-Urn_datatype&gt;</text:p>
      <text:p text:style-name="Preformatted_20_Text"><text:s text:c="12"/>&lt;PC-Urn_version&gt;3.0&lt;/PC-Urn_version&gt;</text:p>
      <text:p text:style-name="Preformatted_20_Text"><text:s text:c="12"/>&lt;PC-Urn_source&gt;sioc-ccbg.ac.cn&lt;/PC-Urn_source&gt;</text:p>
      <text:p text:style-name="Preformatted_20_Text"><text:s text:c="12"/>&lt;PC-Urn_release&gt;2019.06.18&lt;/PC-Urn_release&gt;</text:p>
      <text:p text:style-name="Preformatted_20_Text"><text:s text:c="10"/>&lt;/PC-Urn&gt;</text:p>
      <text:p text:style-name="Preformatted_20_Text"><text:s text:c="8"/>&lt;/PC-InfoData_urn&gt;</text:p>
      <text:p text:style-name="Preformatted_20_Text"><text:s text:c="8"/>&lt;PC-InfoData_value&gt;</text:p>
      <text:p text:style-name="Preformatted_20_Text"><text:s text:c="10"/>&lt;PC-InfoData_value_fval&gt;-1.1&lt;/PC-InfoData_value_fval&gt;</text:p>
      <text:p text:style-name="Preformatted_20_Text"><text:s text:c="8"/>&lt;/PC-InfoData_value&gt;</text:p>
      <text:p text:style-name="Preformatted_20_Text"><text:s text:c="6"/>&lt;/PC-InfoData&gt;</text:p>
      <text:p text:style-name="Preformatted_20_Text"><text:s text:c="6"/>&lt;PC-InfoData&gt;</text:p>
      <text:p text:style-name="Preformatted_20_Text"><text:s text:c="8"/>&lt;PC-InfoData_urn&gt;</text:p>
      <text:p text:style-name="Preformatted_20_Text"><text:s text:c="10"/>&lt;PC-Urn&gt;</text:p>
      <text:p text:style-name="Preformatted_20_Text"><text:s text:c="12"/>&lt;PC-Urn_label&gt;Mass&lt;/PC-Urn_label&gt;</text:p>
      <text:p text:style-name="Preformatted_20_Text"><text:s text:c="12"/>&lt;PC-Urn_name&gt;Exact&lt;/PC-Urn_name&gt;</text:p>
      <text:p text:style-name="Preformatted_20_Text"><text:s text:c="12"/>&lt;PC-Urn_datatype&gt;</text:p>
      <text:p text:style-name="Preformatted_20_Text"><text:s text:c="14"/>&lt;PC-UrnDataType value="double"&gt;7&lt;/PC-UrnDataType&gt;</text:p>
      <text:p text:style-name="Preformatted_20_Text"><text:s text:c="12"/>&lt;/PC-Urn_datatype&gt;</text:p>
      <text:p text:style-name="Preformatted_20_Text"><text:soft-page-break/><text:s text:c="12"/>&lt;PC-Urn_version&gt;2.1&lt;/PC-Urn_version&gt;</text:p>
      <text:p text:style-name="Preformatted_20_Text"><text:s text:c="12"/>&lt;PC-Urn_software&gt;PubChem&lt;/PC-Urn_software&gt;</text:p>
      <text:p text:style-name="Preformatted_20_Text"><text:s text:c="12"/>&lt;PC-Urn_source&gt;ncbi.nlm.nih.gov&lt;/PC-Urn_source&gt;</text:p>
      <text:p text:style-name="Preformatted_20_Text"><text:s text:c="12"/>&lt;PC-Urn_release&gt;2019.06.18&lt;/PC-Urn_release&gt;</text:p>
      <text:p text:style-name="Preformatted_20_Text"><text:s text:c="10"/>&lt;/PC-Urn&gt;</text:p>
      <text:p text:style-name="Preformatted_20_Text"><text:s text:c="8"/>&lt;/PC-InfoData_urn&gt;</text:p>
      <text:p text:style-name="Preformatted_20_Text"><text:s text:c="8"/>&lt;PC-InfoData_value&gt;</text:p>
      <text:p text:style-name="Preformatted_20_Text"><text:s text:c="10"/>&lt;PC-InfoData_value_fval&gt;151.0494098&lt;/PC-InfoData_value_fval&gt;</text:p>
      <text:p text:style-name="Preformatted_20_Text"><text:s text:c="8"/>&lt;/PC-InfoData_value&gt;</text:p>
      <text:p text:style-name="Preformatted_20_Text"><text:s text:c="6"/>&lt;/PC-InfoData&gt;</text:p>
      <text:p text:style-name="Preformatted_20_Text"><text:s text:c="6"/>&lt;PC-InfoData&gt;</text:p>
      <text:p text:style-name="Preformatted_20_Text"><text:s text:c="8"/>&lt;PC-InfoData_urn&gt;</text:p>
      <text:p text:style-name="Preformatted_20_Text"><text:s text:c="10"/>&lt;PC-Urn&gt;</text:p>
      <text:p text:style-name="Preformatted_20_Text"><text:s text:c="12"/>&lt;PC-Urn_label&gt;Molecular Formula&lt;/PC-Urn_label&gt;</text:p>
      <text:p text:style-name="Preformatted_20_Text"><text:s text:c="12"/>&lt;PC-Urn_datatype&gt;</text:p>
      <text:p text:style-name="Preformatted_20_Text"><text:s text:c="14"/>&lt;PC-UrnDataType value="string"&gt;1&lt;/PC-UrnDataType&gt;</text:p>
      <text:p text:style-name="Preformatted_20_Text"><text:s text:c="12"/>&lt;/PC-Urn_datatype&gt;</text:p>
      <text:p text:style-name="Preformatted_20_Text"><text:s text:c="12"/>&lt;PC-Urn_version&gt;2.1&lt;/PC-Urn_version&gt;</text:p>
      <text:p text:style-name="Preformatted_20_Text"><text:s text:c="12"/>&lt;PC-Urn_software&gt;PubChem&lt;/PC-Urn_software&gt;</text:p>
      <text:p text:style-name="Preformatted_20_Text"><text:s text:c="12"/>&lt;PC-Urn_source&gt;ncbi.nlm.nih.gov&lt;/PC-Urn_source&gt;</text:p>
      <text:p text:style-name="Preformatted_20_Text"><text:s text:c="12"/>&lt;PC-Urn_release&gt;2019.06.18&lt;/PC-Urn_release&gt;</text:p>
      <text:p text:style-name="Preformatted_20_Text"><text:soft-page-break/><text:s text:c="10"/>&lt;/PC-Urn&gt;</text:p>
      <text:p text:style-name="Preformatted_20_Text"><text:s text:c="8"/>&lt;/PC-InfoData_urn&gt;</text:p>
      <text:p text:style-name="Preformatted_20_Text"><text:s text:c="8"/>&lt;PC-InfoData_value&gt;</text:p>
      <text:p text:style-name="Preformatted_20_Text"><text:s text:c="10"/>&lt;PC-InfoData_value_sval&gt;C5H5N5O&lt;/PC-InfoData_value_sval&gt;</text:p>
      <text:p text:style-name="Preformatted_20_Text"><text:s text:c="8"/>&lt;/PC-InfoData_value&gt;</text:p>
      <text:p text:style-name="Preformatted_20_Text"><text:s text:c="6"/>&lt;/PC-InfoData&gt;</text:p>
      <text:p text:style-name="Preformatted_20_Text"><text:s text:c="6"/>&lt;PC-InfoData&gt;</text:p>
      <text:p text:style-name="Preformatted_20_Text"><text:s text:c="8"/>&lt;PC-InfoData_urn&gt;</text:p>
      <text:p text:style-name="Preformatted_20_Text"><text:s text:c="10"/>&lt;PC-Urn&gt;</text:p>
      <text:p text:style-name="Preformatted_20_Text"><text:s text:c="12"/>&lt;PC-Urn_label&gt;Molecular Weight&lt;/PC-Urn_label&gt;</text:p>
      <text:p text:style-name="Preformatted_20_Text"><text:s text:c="12"/>&lt;PC-Urn_datatype&gt;</text:p>
      <text:p text:style-name="Preformatted_20_Text"><text:s text:c="14"/>&lt;PC-UrnDataType value="double"&gt;7&lt;/PC-UrnDataType&gt;</text:p>
      <text:p text:style-name="Preformatted_20_Text"><text:s text:c="12"/>&lt;/PC-Urn_datatype&gt;</text:p>
      <text:p text:style-name="Preformatted_20_Text"><text:s text:c="12"/>&lt;PC-Urn_version&gt;2.1&lt;/PC-Urn_version&gt;</text:p>
      <text:p text:style-name="Preformatted_20_Text"><text:s text:c="12"/>&lt;PC-Urn_software&gt;PubChem&lt;/PC-Urn_software&gt;</text:p>
      <text:p text:style-name="Preformatted_20_Text"><text:s text:c="12"/>&lt;PC-Urn_source&gt;ncbi.nlm.nih.gov&lt;/PC-Urn_source&gt;</text:p>
      <text:p text:style-name="Preformatted_20_Text"><text:s text:c="12"/>&lt;PC-Urn_release&gt;2019.06.18&lt;/PC-Urn_release&gt;</text:p>
      <text:p text:style-name="Preformatted_20_Text"><text:s text:c="10"/>&lt;/PC-Urn&gt;</text:p>
      <text:p text:style-name="Preformatted_20_Text"><text:s text:c="8"/>&lt;/PC-InfoData_urn&gt;</text:p>
      <text:p text:style-name="Preformatted_20_Text"><text:s text:c="8"/>&lt;PC-InfoData_value&gt;</text:p>
      <text:p text:style-name="Preformatted_20_Text"><text:s text:c="10"/>&lt;PC-InfoData_value_fval&gt;151.13&lt;/PC-InfoData_value_fval&gt;</text:p>
      <text:p text:style-name="Preformatted_20_Text"><text:soft-page-break/><text:s text:c="8"/>&lt;/PC-InfoData_value&gt;</text:p>
      <text:p text:style-name="Preformatted_20_Text"><text:s text:c="6"/>&lt;/PC-InfoData&gt;</text:p>
      <text:p text:style-name="Preformatted_20_Text"><text:s text:c="6"/>&lt;PC-InfoData&gt;</text:p>
      <text:p text:style-name="Preformatted_20_Text"><text:s text:c="8"/>&lt;PC-InfoData_urn&gt;</text:p>
      <text:p text:style-name="Preformatted_20_Text"><text:s text:c="10"/>&lt;PC-Urn&gt;</text:p>
      <text:p text:style-name="Preformatted_20_Text"><text:s text:c="12"/>&lt;PC-Urn_label&gt;SMILES&lt;/PC-Urn_label&gt;</text:p>
      <text:p text:style-name="Preformatted_20_Text"><text:s text:c="12"/>&lt;PC-Urn_name&gt;Canonical&lt;/PC-Urn_name&gt;</text:p>
      <text:p text:style-name="Preformatted_20_Text"><text:s text:c="12"/>&lt;PC-Urn_datatype&gt;</text:p>
      <text:p text:style-name="Preformatted_20_Text"><text:s text:c="14"/>&lt;PC-UrnDataType value="string"&gt;1&lt;/PC-UrnDataType&gt;</text:p>
      <text:p text:style-name="Preformatted_20_Text"><text:s text:c="12"/>&lt;/PC-Urn_datatype&gt;</text:p>
      <text:p text:style-name="Preformatted_20_Text"><text:s text:c="12"/>&lt;PC-Urn_version&gt;2.1.5&lt;/PC-Urn_version&gt;</text:p>
      <text:p text:style-name="Preformatted_20_Text"><text:s text:c="12"/>&lt;PC-Urn_software&gt;OEChem&lt;/PC-Urn_software&gt;</text:p>
      <text:p text:style-name="Preformatted_20_Text"><text:s text:c="12"/>&lt;PC-Urn_source&gt;openeye.com&lt;/PC-Urn_source&gt;</text:p>
      <text:p text:style-name="Preformatted_20_Text"><text:s text:c="12"/>&lt;PC-Urn_release&gt;2019.06.18&lt;/PC-Urn_release&gt;</text:p>
      <text:p text:style-name="Preformatted_20_Text"><text:s text:c="10"/>&lt;/PC-Urn&gt;</text:p>
      <text:p text:style-name="Preformatted_20_Text"><text:s text:c="8"/>&lt;/PC-InfoData_urn&gt;</text:p>
      <text:p text:style-name="Preformatted_20_Text"><text:s text:c="8"/>&lt;PC-InfoData_value&gt;</text:p>
      <text:p text:style-name="Preformatted_20_Text"><text:s text:c="10"/>&lt;PC-InfoData_value_sval&gt;C1=NC2=C(N1)C(=O)NC(=N2)N&lt;/PC-InfoData_value_sval&gt;</text:p>
      <text:p text:style-name="Preformatted_20_Text"><text:s text:c="8"/>&lt;/PC-InfoData_value&gt;</text:p>
      <text:p text:style-name="Preformatted_20_Text"><text:s text:c="6"/>&lt;/PC-InfoData&gt;</text:p>
      <text:p text:style-name="Preformatted_20_Text"><text:s text:c="6"/>&lt;PC-InfoData&gt;</text:p>
      <text:p text:style-name="Preformatted_20_Text"><text:soft-page-break/><text:s text:c="8"/>&lt;PC-InfoData_urn&gt;</text:p>
      <text:p text:style-name="Preformatted_20_Text"><text:s text:c="10"/>&lt;PC-Urn&gt;</text:p>
      <text:p text:style-name="Preformatted_20_Text"><text:s text:c="12"/>&lt;PC-Urn_label&gt;SMILES&lt;/PC-Urn_label&gt;</text:p>
      <text:p text:style-name="Preformatted_20_Text"><text:s text:c="12"/>&lt;PC-Urn_name&gt;Isomeric&lt;/PC-Urn_name&gt;</text:p>
      <text:p text:style-name="Preformatted_20_Text"><text:s text:c="12"/>&lt;PC-Urn_datatype&gt;</text:p>
      <text:p text:style-name="Preformatted_20_Text"><text:s text:c="14"/>&lt;PC-UrnDataType value="string"&gt;1&lt;/PC-UrnDataType&gt;</text:p>
      <text:p text:style-name="Preformatted_20_Text"><text:s text:c="12"/>&lt;/PC-Urn_datatype&gt;</text:p>
      <text:p text:style-name="Preformatted_20_Text"><text:s text:c="12"/>&lt;PC-Urn_version&gt;2.1.5&lt;/PC-Urn_version&gt;</text:p>
      <text:p text:style-name="Preformatted_20_Text"><text:s text:c="12"/>&lt;PC-Urn_software&gt;OEChem&lt;/PC-Urn_software&gt;</text:p>
      <text:p text:style-name="Preformatted_20_Text"><text:s text:c="12"/>&lt;PC-Urn_source&gt;openeye.com&lt;/PC-Urn_source&gt;</text:p>
      <text:p text:style-name="Preformatted_20_Text"><text:s text:c="12"/>&lt;PC-Urn_release&gt;2019.06.18&lt;/PC-Urn_release&gt;</text:p>
      <text:p text:style-name="Preformatted_20_Text"><text:s text:c="10"/>&lt;/PC-Urn&gt;</text:p>
      <text:p text:style-name="Preformatted_20_Text"><text:s text:c="8"/>&lt;/PC-InfoData_urn&gt;</text:p>
      <text:p text:style-name="Preformatted_20_Text"><text:s text:c="8"/>&lt;PC-InfoData_value&gt;</text:p>
      <text:p text:style-name="Preformatted_20_Text"><text:s text:c="10"/>&lt;PC-InfoData_value_sval&gt;C1=NC2=C(N1)C(=O)NC(=N2)N&lt;/PC-InfoData_value_sval&gt;</text:p>
      <text:p text:style-name="Preformatted_20_Text"><text:s text:c="8"/>&lt;/PC-InfoData_value&gt;</text:p>
      <text:p text:style-name="Preformatted_20_Text"><text:s text:c="6"/>&lt;/PC-InfoData&gt;</text:p>
      <text:p text:style-name="Preformatted_20_Text"><text:s text:c="6"/>&lt;PC-InfoData&gt;</text:p>
      <text:p text:style-name="Preformatted_20_Text"><text:s text:c="8"/>&lt;PC-InfoData_urn&gt;</text:p>
      <text:p text:style-name="Preformatted_20_Text"><text:s text:c="10"/>&lt;PC-Urn&gt;</text:p>
      <text:p text:style-name="Preformatted_20_Text"><text:s text:c="12"/>&lt;PC-Urn_label&gt;Topological&lt;/PC-Urn_label&gt;</text:p>
      <text:p text:style-name="Preformatted_20_Text"><text:soft-page-break/><text:s text:c="12"/>&lt;PC-Urn_name&gt;Polar Surface Area&lt;/PC-Urn_name&gt;</text:p>
      <text:p text:style-name="Preformatted_20_Text"><text:s text:c="12"/>&lt;PC-Urn_datatype&gt;</text:p>
      <text:p text:style-name="Preformatted_20_Text"><text:s text:c="14"/>&lt;PC-UrnDataType value="double"&gt;7&lt;/PC-UrnDataType&gt;</text:p>
      <text:p text:style-name="Preformatted_20_Text"><text:s text:c="12"/>&lt;/PC-Urn_datatype&gt;</text:p>
      <text:p text:style-name="Preformatted_20_Text"><text:s text:c="12"/>&lt;PC-Urn_implementation&gt;E_TPSA&lt;/PC-Urn_implementation&gt;</text:p>
      <text:p text:style-name="Preformatted_20_Text"><text:s text:c="12"/>&lt;PC-Urn_version&gt;3.4.6.11&lt;/PC-Urn_version&gt;</text:p>
      <text:p text:style-name="Preformatted_20_Text"><text:s text:c="12"/>&lt;PC-Urn_software&gt;Cactvs&lt;/PC-Urn_software&gt;</text:p>
      <text:p text:style-name="Preformatted_20_Text"><text:s text:c="12"/>&lt;PC-Urn_source&gt;xemistry.com&lt;/PC-Urn_source&gt;</text:p>
      <text:p text:style-name="Preformatted_20_Text"><text:s text:c="12"/>&lt;PC-Urn_release&gt;2019.06.18&lt;/PC-Urn_release&gt;</text:p>
      <text:p text:style-name="Preformatted_20_Text"><text:s text:c="10"/>&lt;/PC-Urn&gt;</text:p>
      <text:p text:style-name="Preformatted_20_Text"><text:s text:c="8"/>&lt;/PC-InfoData_urn&gt;</text:p>
      <text:p text:style-name="Preformatted_20_Text"><text:s text:c="8"/>&lt;PC-InfoData_value&gt;</text:p>
      <text:p text:style-name="Preformatted_20_Text"><text:s text:c="10"/>&lt;PC-InfoData_value_fval&gt;96.2&lt;/PC-InfoData_value_fval&gt;</text:p>
      <text:p text:style-name="Preformatted_20_Text"><text:s text:c="8"/>&lt;/PC-InfoData_value&gt;</text:p>
      <text:p text:style-name="Preformatted_20_Text"><text:s text:c="6"/>&lt;/PC-InfoData&gt;</text:p>
      <text:p text:style-name="Preformatted_20_Text"><text:s text:c="6"/>&lt;PC-InfoData&gt;</text:p>
      <text:p text:style-name="Preformatted_20_Text"><text:s text:c="8"/>&lt;PC-InfoData_urn&gt;</text:p>
      <text:p text:style-name="Preformatted_20_Text"><text:s text:c="10"/>&lt;PC-Urn&gt;</text:p>
      <text:p text:style-name="Preformatted_20_Text"><text:s text:c="12"/>&lt;PC-Urn_label&gt;Weight&lt;/PC-Urn_label&gt;</text:p>
      <text:p text:style-name="Preformatted_20_Text"><text:s text:c="12"/>&lt;PC-Urn_name&gt;MonoIsotopic&lt;/PC-Urn_name&gt;</text:p>
      <text:p text:style-name="Preformatted_20_Text"><text:s text:c="12"/>&lt;PC-Urn_datatype&gt;</text:p>
      <text:p text:style-name="Preformatted_20_Text"><text:soft-page-break/><text:s text:c="14"/>&lt;PC-UrnDataType value="double"&gt;7&lt;/PC-UrnDataType&gt;</text:p>
      <text:p text:style-name="Preformatted_20_Text"><text:s text:c="12"/>&lt;/PC-Urn_datatype&gt;</text:p>
      <text:p text:style-name="Preformatted_20_Text"><text:s text:c="12"/>&lt;PC-Urn_version&gt;2.1&lt;/PC-Urn_version&gt;</text:p>
      <text:p text:style-name="Preformatted_20_Text"><text:s text:c="12"/>&lt;PC-Urn_software&gt;PubChem&lt;/PC-Urn_software&gt;</text:p>
      <text:p text:style-name="Preformatted_20_Text"><text:s text:c="12"/>&lt;PC-Urn_source&gt;ncbi.nlm.nih.gov&lt;/PC-Urn_source&gt;</text:p>
      <text:p text:style-name="Preformatted_20_Text"><text:s text:c="12"/>&lt;PC-Urn_release&gt;2019.06.18&lt;/PC-Urn_release&gt;</text:p>
      <text:p text:style-name="Preformatted_20_Text"><text:s text:c="10"/>&lt;/PC-Urn&gt;</text:p>
      <text:p text:style-name="Preformatted_20_Text"><text:s text:c="8"/>&lt;/PC-InfoData_urn&gt;</text:p>
      <text:p text:style-name="Preformatted_20_Text"><text:s text:c="8"/>&lt;PC-InfoData_value&gt;</text:p>
      <text:p text:style-name="Preformatted_20_Text"><text:s text:c="10"/>&lt;PC-InfoData_value_fval&gt;151.0494098&lt;/PC-InfoData_value_fval&gt;</text:p>
      <text:p text:style-name="Preformatted_20_Text"><text:s text:c="8"/>&lt;/PC-InfoData_value&gt;</text:p>
      <text:p text:style-name="Preformatted_20_Text"><text:s text:c="6"/>&lt;/PC-InfoData&gt;</text:p>
      <text:p text:style-name="Preformatted_20_Text"><text:s text:c="4"/>&lt;/PC-Compound_props&gt;</text:p>
      <text:p text:style-name="Preformatted_20_Text"><text:s text:c="4"/>&lt;PC-Compound_count&gt;</text:p>
      <text:p text:style-name="Preformatted_20_Text"><text:s text:c="6"/>&lt;PC-Count&gt;</text:p>
      <text:p text:style-name="Preformatted_20_Text"><text:s text:c="8"/>&lt;PC-Count_heavy-atom&gt;11&lt;/PC-Count_heavy-atom&gt;</text:p>
      <text:p text:style-name="Preformatted_20_Text"><text:s text:c="8"/>&lt;PC-Count_atom-chiral&gt;0&lt;/PC-Count_atom-chiral&gt;</text:p>
      <text:p text:style-name="Preformatted_20_Text"><text:s text:c="8"/>&lt;PC-Count_atom-chiral-def&gt;0&lt;/PC-Count_atom-chiral-def&gt;</text:p>
      <text:p text:style-name="Preformatted_20_Text"><text:s text:c="8"/>&lt;PC-Count_atom-chiral-undef&gt;0&lt;/PC-Count_atom-chiral-undef&gt;</text:p>
      <text:p text:style-name="Preformatted_20_Text"><text:s text:c="8"/>&lt;PC-Count_bond-chiral&gt;0&lt;/PC-Count_bond-chiral&gt;</text:p>
      <text:p text:style-name="Preformatted_20_Text"><text:s text:c="8"/>&lt;PC-Count_bond-chiral-def&gt;0&lt;/PC-Count_bond-chiral-def&gt;</text:p>
      <text:p text:style-name="Preformatted_20_Text"><text:soft-page-break/><text:s text:c="8"/>&lt;PC-Count_bond-chiral-undef&gt;0&lt;/PC-Count_bond-chiral-undef&gt;</text:p>
      <text:p text:style-name="Preformatted_20_Text"><text:s text:c="8"/>&lt;PC-Count_isotope-atom&gt;0&lt;/PC-Count_isotope-atom&gt;</text:p>
      <text:p text:style-name="Preformatted_20_Text"><text:s text:c="8"/>&lt;PC-Count_covalent-unit&gt;1&lt;/PC-Count_covalent-unit&gt;</text:p>
      <text:p text:style-name="Preformatted_20_Text"><text:s text:c="8"/>&lt;PC-Count_tautomers&gt;-1&lt;/PC-Count_tautomers&gt;</text:p>
      <text:p text:style-name="Preformatted_20_Text"><text:s text:c="6"/>&lt;/PC-Count&gt;</text:p>
      <text:p text:style-name="Preformatted_20_Text"><text:s text:c="4"/>&lt;/PC-Compound_count&gt;</text:p>
      <text:p text:style-name="Preformatted_20_Text"><text:s text:c="2"/>&lt;/PC-Compound&gt;</text:p>
      <text:p text:style-name="Preformatted_20_Text">&lt;/PC-Compounds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ans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document-statistic meta:table-count="0" meta:image-count="0" meta:object-count="0" meta:page-count="31" meta:paragraph-count="637" meta:word-count="727" meta:character-count="27161" meta:non-whitespace-character-count="20437"/>
    <meta:generator>LibreOffice/7.0.1.2$Linux_X86_64 LibreOffice_project/7cbcfc562f6eb6708b5ff7d7397325de9e764452</meta:generator>
  </office:meta>
</office:document-meta>
</file>